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svg:stroke-width="0.203cm" draw:marker-start-width="0.61cm" draw:marker-end-width="0.61cm" draw:fill="none" draw:textarea-horizontal-align="center" draw:textarea-vertical-align="middle" fo:padding-top="0.226cm" fo:padding-bottom="0.226cm" fo:padding-left="0.351cm" fo:padding-right="0.351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4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none" draw:fill-color="#cccccc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29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fo:min-height="0cm" fo:min-width="2.501cm"/>
    </style:style>
    <style:style style:name="gr32" style:family="graphic" style:parent-style-name="standard">
      <style:graphic-properties fo:min-height="0cm" fo:min-width="1.991cm"/>
    </style:style>
    <style:style style:name="gr33" style:family="graphic" style:parent-style-name="standard">
      <style:graphic-properties fo:min-height="0cm" fo:min-width="2.621cm"/>
    </style:style>
    <style:style style:name="gr3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5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36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000000" fo:font-size="14pt" style:font-size-asian="14pt" style:font-size-complex="14pt"/>
    </style:style>
    <style:style style:name="P4" style:family="paragraph">
      <style:paragraph-properties fo:text-align="center"/>
      <style:text-properties style:font-name="Times New Roman"/>
    </style:style>
    <style:style style:name="P5" style:family="paragraph">
      <style:paragraph-properties fo:text-align="center"/>
      <style:text-properties fo:font-size="72pt" style:font-size-asian="72pt" style:font-size-complex="72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paragraph-properties fo:text-align="center"/>
      <style:text-properties fo:color="#008000" fo:font-size="14pt" style:font-size-asian="14pt" style:font-size-complex="14pt"/>
    </style:style>
    <style:style style:name="P8" style:family="paragraph">
      <style:paragraph-properties fo:text-align="center"/>
      <style:text-properties fo:color="#0000ff" fo:font-size="14pt" style:font-size-asian="14pt" style:font-size-complex="14pt"/>
    </style:style>
    <style:style style:name="P9" style:family="paragraph">
      <style:paragraph-properties fo:text-align="center"/>
      <style:text-properties fo:color="#666666" fo:font-size="14pt" style:font-size-asian="14pt" style:font-size-complex="14pt"/>
    </style:style>
    <style:style style:name="P10" style:family="paragraph">
      <style:paragraph-properties fo:text-align="center"/>
      <style:text-properties fo:color="#ff0000" fo:font-size="14pt" style:font-size-asian="14pt" style:font-size-complex="14pt"/>
    </style:style>
    <style:style style:name="P11" style:family="paragraph">
      <style:paragraph-properties fo:text-align="center"/>
      <style:text-properties style:text-underline-style="none"/>
    </style:style>
    <style:style style:name="P12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style:font-name="Times New Roman" style:font-name-asian="Arial3" style:font-name-complex="Arial3"/>
    </style:style>
    <style:style style:name="T4" style:family="text">
      <style:text-properties style:font-name="Times New Roman2" style:font-name-asian="Times New Roman2" style:font-name-complex="Times New Roman2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008000" fo:font-size="14pt" style:font-size-asian="14pt" style:font-size-complex="14pt"/>
    </style:style>
    <style:style style:name="T8" style:family="text">
      <style:text-properties fo:color="#0000ff" fo:font-size="14pt" style:font-size-asian="14pt" style:font-size-complex="14pt"/>
    </style:style>
    <style:style style:name="T9" style:family="text">
      <style:text-properties fo:color="#666666" fo:font-size="14pt" style:font-size-asian="14pt" style:font-size-complex="14pt"/>
    </style:style>
    <style:style style:name="T10" style:family="text">
      <style:text-properties fo:color="#ff0000" fo:font-size="14pt" style:font-size-asian="14pt" style:font-size-complex="14pt"/>
    </style:style>
    <style:style style:name="T1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2" xml:id="id2" draw:id="id2" draw:layer="layout" svg:width="2.54cm" svg:height="1.905cm" svg:x="2.27cm" svg:y="7.35cm">
          <text:p text:style-name="P1"><text:span text:style-name="T1">Compi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54cm" svg:y1="5.93cm" svg:x2="3.54cm" svg:y2="7.35cm" draw:start-shape="id1" draw:start-glue-point="6" draw:end-shape="id2" draw:end-glue-point="4" svg:d="m3540 5930v1420" svg:viewBox="0 0 1 1421">
          <text:p/>
        </draw:connector>
        <draw:custom-shape draw:style-name="gr1" draw:text-style-name="P2" xml:id="id4" draw:id="id4" draw:layer="layout" svg:width="2.54cm" svg:height="1.905cm" svg:x="9.89cm" svg:y="7.35cm">
          <text:p text:style-name="P1"><text:span text:style-name="T1">Lin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2.54cm" svg:height="1.905cm" svg:x="2.27cm" svg:y="4.175cm">
          <text:p text:style-name="P1"><text:span text:style-name="T1">C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3" draw:id="id3" draw:layer="layout" svg:width="2.54cm" svg:height="1.905cm" svg:x="6.08cm" svg:y="7.35cm">
          <text:p text:style-name="P1"><text:span text:style-name="T1">Object</text:span></text:p>
          <text:p text:style-name="P1"><text:span text:style-name="T1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svg:x1="4.81cm" svg:y1="8.303cm" svg:x2="6.08cm" svg:y2="8.303cm" draw:start-shape="id2" draw:start-glue-point="7" draw:end-shape="id3" draw:end-glue-point="5" svg:d="m4810 8303h1270" svg:viewBox="0 0 1271 1">
          <text:p/>
        </draw:connector>
        <draw:custom-shape draw:style-name="gr1" draw:text-style-name="P2" xml:id="id5" draw:id="id5" draw:layer="layout" svg:width="2.54cm" svg:height="1.905cm" svg:x="13.7cm" svg:y="7.35cm">
          <text:p text:style-name="P1"><text:span text:style-name="T1">Executab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8.62cm" svg:y1="8.303cm" svg:x2="9.89cm" svg:y2="8.303cm" draw:start-shape="id3" draw:start-glue-point="7" draw:end-shape="id4" draw:end-glue-point="5" svg:d="m8620 8303h1270" svg:viewBox="0 0 1271 1">
          <text:p/>
        </draw:connector>
        <draw:connector draw:style-name="gr2" draw:text-style-name="P1" draw:layer="layout" svg:x1="12.43cm" svg:y1="8.303cm" svg:x2="13.7cm" svg:y2="8.303cm" draw:start-shape="id4" draw:start-glue-point="7" draw:end-shape="id5" draw:end-glue-point="5" svg:d="m12430 8303h1270" svg:viewBox="0 0 1271 1">
          <text:p/>
        </draw:connector>
        <draw:custom-shape draw:style-name="gr3" draw:text-style-name="P3" xml:id="id6" draw:id="id6" draw:layer="layout" svg:width="2.54cm" svg:height="1.905cm" svg:x="9.89cm" svg:y="4.175cm">
          <text:p text:style-name="P1"><text:span text:style-name="T2">Library</text:span></text:p>
          <text:p text:style-name="P1"><text:span text:style-name="T2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svg:x1="11.16cm" svg:y1="5.93cm" svg:x2="11.16cm" svg:y2="7.35cm" draw:start-shape="id6" draw:start-glue-point="6" draw:end-shape="id4" draw:end-glue-point="4" svg:d="m11160 5930v1420" svg:viewBox="0 0 1 1421">
          <text:p/>
        </draw:connector>
        <draw:custom-shape draw:style-name="gr1" draw:text-style-name="P2" xml:id="id7" draw:id="id7" draw:layer="layout" svg:width="2.54cm" svg:height="1.905cm" svg:x="17.51cm" svg:y="7.35cm">
          <text:p text:style-name="P1"><text:span text:style-name="T1">Trans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3.81cm" svg:height="1.905cm" svg:x="21.32cm" svg:y="7.35cm">
          <text:p text:style-name="P1"><text:span text:style-name="T1">Embedded</text:span></text:p>
          <text:p text:style-name="P1"><text:span text:style-name="T1">Binary or Hex</text:span></text:p>
          <text:p text:style-name="P1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16.24cm" svg:y1="8.303cm" svg:x2="17.51cm" svg:y2="8.303cm" draw:start-shape="id5" draw:start-glue-point="7" draw:end-shape="id7" draw:end-glue-point="5" svg:d="m16240 8303h1270" svg:viewBox="0 0 1271 1">
          <text:p/>
        </draw:connector>
        <draw:connector draw:style-name="gr2" draw:text-style-name="P1" draw:layer="layout" svg:x1="20.05cm" svg:y1="8.303cm" svg:x2="21.32cm" svg:y2="8.303cm" draw:start-shape="id7" draw:start-glue-point="7" draw:end-shape="id8" draw:end-glue-point="5" svg:d="m20050 8303h1270" svg:viewBox="0 0 1271 1">
          <text:p/>
        </draw:connector>
      </draw:page>
      <draw:page draw:name="page2" draw:style-name="dp1" draw:master-page-name="Default">
        <draw:custom-shape draw:style-name="gr5" draw:text-style-name="P1" xml:id="id11" draw:id="id11" draw:layer="layout" svg:width="3.81cm" svg:height="1.905cm" svg:x="8.62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3.81cm" svg:height="1.905cm" svg:x="8.62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3.81cm" svg:height="1.905cm" svg:x="8.62cm" svg:y="7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.175cm" svg:height="1.905cm" svg:x="18.145cm" svg:y="7.98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1" draw:text-style-name="P4" xml:id="id9" draw:id="id9" draw:layer="layout" svg:width="1.905cm" svg:height="1.905cm" svg:x="4.81cm" svg:y="7.985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905cm" svg:height="1.905cm" svg:x="13.7cm" svg:y="7.985cm">
          <text:p text:style-name="P1"><text:span text:style-name="T4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s" svg:x1="6.715cm" svg:y1="8.938cm" svg:x2="8.62cm" svg:y2="8.937cm" draw:start-shape="id9" draw:start-glue-point="10" draw:end-shape="id10" draw:end-glue-point="3" svg:d="m6715 8938h501l903-1h501" svg:viewBox="0 0 1906 2">
          <text:p text:style-name="P1"><text:s text:c="5"/>e <text:s/></text:p>
          <text:p text:style-name="P1"/>
        </draw:connector>
        <draw:connector draw:style-name="gr7" draw:text-style-name="P1" draw:layer="layout" svg:x1="6.715cm" svg:y1="8.938cm" svg:x2="8.62cm" svg:y2="5.127cm" draw:start-shape="id9" draw:start-glue-point="10" draw:end-shape="id11" svg:d="m6715 8938h953v-3811h952" svg:viewBox="0 0 1906 3812">
          <text:p/>
        </draw:connector>
        <draw:connector draw:style-name="gr7" draw:text-style-name="P1" draw:layer="layout" svg:x1="6.715cm" svg:y1="8.938cm" svg:x2="8.62cm" svg:y2="12.747cm" draw:start-shape="id9" draw:start-glue-point="10" draw:end-shape="id12" svg:d="m6715 8938h953v3809h952" svg:viewBox="0 0 1906 3810">
          <text:p/>
        </draw:connector>
        <draw:connector draw:style-name="gr7" draw:text-style-name="P1" draw:layer="layout" svg:x1="12.43cm" svg:y1="8.937cm" svg:x2="13.7cm" svg:y2="8.937cm" draw:start-shape="id10" draw:start-glue-point="1" draw:end-shape="id13" svg:d="m12430 8937h1270" svg:viewBox="0 0 1271 1">
          <text:p/>
        </draw:connector>
        <draw:connector draw:style-name="gr7" draw:text-style-name="P1" draw:layer="layout" svg:x1="12.43cm" svg:y1="5.127cm" svg:x2="14.653cm" svg:y2="7.985cm" draw:start-shape="id11" draw:start-glue-point="1" draw:end-shape="id13" draw:end-glue-point="4" svg:d="m12430 5127h2223v2858" svg:viewBox="0 0 2224 2859">
          <text:p/>
        </draw:connector>
        <draw:connector draw:style-name="gr7" draw:text-style-name="P1" draw:layer="layout" svg:x1="12.43cm" svg:y1="12.747cm" svg:x2="14.653cm" svg:y2="9.89cm" draw:start-shape="id12" draw:start-glue-point="1" draw:end-shape="id13" draw:end-glue-point="8" svg:d="m12430 12747h2223v-2857" svg:viewBox="0 0 2224 2858">
          <text:p/>
        </draw:connector>
        <draw:connector draw:style-name="gr6" draw:text-style-name="P1" draw:layer="layout" svg:x1="15.605cm" svg:y1="8.938cm" svg:x2="18.145cm" svg:y2="8.937cm" draw:start-shape="id13" draw:start-glue-point="10" draw:end-shape="id14" draw:end-glue-point="3" svg:d="m15605 8938h1270v-1h1270" svg:viewBox="0 0 2541 2">
          <text:p text:style-name="P1">mv</text:p>
          <text:p text:style-name="P1"/>
        </draw:connector>
        <draw:connector draw:style-name="gr6" draw:text-style-name="P1" draw:layer="layout" svg:x1="1.588cm" svg:y1="8.933cm" svg:x2="4.81cm" svg:y2="8.938cm" draw:end-shape="id9" draw:end-glue-point="6" svg:d="m1588 8933h1360v5h1862" svg:viewBox="0 0 3223 6">
          <text:p text:style-name="P1">sp</text:p>
          <text:p text:style-name="P1"/>
        </draw:connector>
        <draw:connector draw:style-name="gr7" draw:text-style-name="P1" draw:layer="layout" svg:x1="21.32cm" svg:y1="8.937cm" svg:x2="21.32cm" svg:y2="8.937cm" draw:start-shape="id14" draw:start-glue-point="1" draw:end-shape="id14" draw:end-glue-point="1" svg:d="m21320 8937v0" svg:viewBox="0 0 1 1">
          <text:p/>
        </draw:connector>
        <draw:connector draw:style-name="gr7" draw:text-style-name="P1" draw:layer="layout" draw:line-skew="6.485cm" svg:x1="19.732cm" svg:y1="9.89cm" svg:x2="5.763cm" svg:y2="9.89cm" draw:start-shape="id14" draw:start-glue-point="2" draw:end-shape="id9" draw:end-glue-point="8" svg:d="m19732 9890v6986h-13969v-6986" svg:viewBox="0 0 13970 6987">
          <text:p/>
        </draw:connector>
        <draw:frame draw:style-name="gr8" draw:layer="layout" svg:width="1.999cm" svg:height="0.999cm" svg:x="14.906cm" svg:y="10.33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1.568cm" svg:height="0.529cm" svg:x="9.796cm" svg:y="4.8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2.558cm" svg:height="0.797cm" svg:x="9.255cm" svg:y="8.45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.754cm" svg:height="1.02cm" svg:x="9.406cm" svg:y="12.23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page3" draw:style-name="dp1" draw:master-page-name="Default">
        <draw:custom-shape draw:style-name="gr1" draw:text-style-name="P2" xml:id="id16" draw:id="id16" draw:layer="layout" svg:width="2.54cm" svg:height="1.905cm" svg:x="8.62cm" svg:y="7.35cm">
          <text:p text:style-name="P1"><text:span text:style-name="T1">Compi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89cm" svg:y1="5.93cm" svg:x2="9.89cm" svg:y2="7.35cm" draw:start-shape="id15" draw:start-glue-point="6" draw:end-shape="id16" draw:end-glue-point="4" svg:d="m9890 5930v1420" svg:viewBox="0 0 1 1421">
          <text:p/>
        </draw:connector>
        <draw:custom-shape draw:style-name="gr1" draw:text-style-name="P2" xml:id="id18" draw:id="id18" draw:layer="layout" svg:width="2.54cm" svg:height="1.905cm" svg:x="16.24cm" svg:y="7.35cm">
          <text:p text:style-name="P1"><text:span text:style-name="T1">Archi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5" draw:id="id15" draw:layer="layout" svg:width="2.54cm" svg:height="1.905cm" svg:x="8.62cm" svg:y="4.175cm">
          <text:p text:style-name="P1"><text:span text:style-name="T1">C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17" draw:id="id17" draw:layer="layout" svg:width="2.54cm" svg:height="1.905cm" svg:x="12.43cm" svg:y="7.35cm">
          <text:p text:style-name="P1"><text:span text:style-name="T1">Object</text:span></text:p>
          <text:p text:style-name="P1"><text:span text:style-name="T1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svg:x1="11.16cm" svg:y1="8.303cm" svg:x2="12.43cm" svg:y2="8.303cm" draw:start-shape="id16" draw:start-glue-point="7" draw:end-shape="id17" draw:end-glue-point="5" svg:d="m11160 8303h1270" svg:viewBox="0 0 1271 1">
          <text:p/>
        </draw:connector>
        <draw:custom-shape draw:style-name="gr1" draw:text-style-name="P2" xml:id="id19" draw:id="id19" draw:layer="layout" svg:width="2.54cm" svg:height="1.905cm" svg:x="20.05cm" svg:y="7.35cm">
          <text:p text:style-name="P1"><text:span text:style-name="T1">Libr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14.97cm" svg:y1="8.303cm" svg:x2="16.24cm" svg:y2="8.303cm" draw:start-shape="id17" draw:start-glue-point="7" draw:end-shape="id18" draw:end-glue-point="5" svg:d="m14970 8303h1270" svg:viewBox="0 0 1271 1">
          <text:p/>
        </draw:connector>
        <draw:connector draw:style-name="gr2" draw:text-style-name="P1" draw:layer="layout" svg:x1="18.78cm" svg:y1="8.303cm" svg:x2="20.05cm" svg:y2="8.303cm" draw:start-shape="id18" draw:start-glue-point="7" draw:end-shape="id19" draw:end-glue-point="5" svg:d="m18780 8303h1270" svg:viewBox="0 0 1271 1">
          <text:p/>
        </draw:connector>
      </draw:page>
      <draw:page draw:name="page4" draw:style-name="dp1" draw:master-page-name="Default">
        <draw:custom-shape draw:style-name="gr1" draw:text-style-name="P2" xml:id="id21" draw:id="id21" draw:layer="layout" svg:width="3.81cm" svg:height="2.54cm" svg:x="5.445cm" svg:y="4.81cm">
          <text:p text:style-name="P1"><text:span text:style-name="T1">CRT</text:span></text:p>
          <text:p text:style-name="P1"><text:span text:style-name="T1">(C Runtim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2" draw:id="id22" draw:layer="layout" svg:width="3.81cm" svg:height="2.54cm" svg:x="11.16cm" svg:y="2.27cm">
          <text:p text:style-name="P1"><text:span text:style-name="T1">ma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3.81cm" svg:height="2.54cm" svg:x="11.16cm" svg:y="7.35cm">
          <text:p text:style-name="P1"><text:span text:style-name="T1">printf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4" draw:id="id24" draw:layer="layout" svg:width="3.81cm" svg:height="2.54cm" svg:x="16.875cm" svg:y="4.81cm">
          <text:p text:style-name="P1"><text:span text:style-name="T1">exi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0" draw:id="id20" draw:layer="layout" svg:width="3.81cm" svg:height="1.27cm" svg:x="5.445cm" svg:y="2.27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5" draw:id="id25" draw:layer="layout" svg:width="3.81cm" svg:height="1.27cm" svg:x="16.875cm" svg:y="8.62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7.35cm" svg:y1="3.54cm" svg:x2="7.35cm" svg:y2="4.81cm" draw:start-shape="id20" draw:start-glue-point="6" draw:end-shape="id21" draw:end-glue-point="4" svg:d="m7350 3540v1270" svg:viewBox="0 0 1 1271">
          <text:p/>
        </draw:connector>
        <draw:connector draw:style-name="gr2" draw:text-style-name="P1" draw:layer="layout" svg:x1="9.255cm" svg:y1="6.08cm" svg:x2="11.16cm" svg:y2="3.54cm" draw:start-shape="id21" draw:start-glue-point="7" draw:end-shape="id22" draw:end-glue-point="5" svg:d="m9255 6080h953v-2540h952" svg:viewBox="0 0 1906 2541">
          <text:p/>
        </draw:connector>
        <draw:connector draw:style-name="gr2" draw:text-style-name="P1" draw:layer="layout" svg:x1="13.065cm" svg:y1="4.81cm" svg:x2="13.065cm" svg:y2="7.35cm" draw:start-shape="id22" draw:start-glue-point="6" draw:end-shape="id23" draw:end-glue-point="4" svg:d="m13065 4810v2540" svg:viewBox="0 0 1 2541">
          <text:p/>
        </draw:connector>
        <draw:connector draw:style-name="gr2" draw:text-style-name="P1" draw:layer="layout" svg:x1="14.97cm" svg:y1="8.62cm" svg:x2="16.875cm" svg:y2="6.08cm" draw:start-shape="id23" draw:start-glue-point="7" draw:end-shape="id24" draw:end-glue-point="5" svg:d="m14970 8620h953v-2540h952" svg:viewBox="0 0 1906 2541">
          <text:p/>
        </draw:connector>
        <draw:connector draw:style-name="gr2" draw:text-style-name="P1" draw:layer="layout" svg:x1="18.78cm" svg:y1="7.35cm" svg:x2="18.78cm" svg:y2="8.62cm" draw:start-shape="id24" draw:start-glue-point="6" draw:end-shape="id25" draw:end-glue-point="4" svg:d="m18780 7350v1270" svg:viewBox="0 0 1 1271">
          <text:p/>
        </draw:connector>
      </draw:page>
      <draw:page draw:name="page5" draw:style-name="dp1" draw:master-page-name="Default">
        <draw:custom-shape draw:style-name="gr1" draw:text-style-name="P2" xml:id="id27" draw:id="id27" draw:layer="layout" svg:width="3.81cm" svg:height="1.27cm" svg:x="3.381cm" svg:y="13.694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3.381cm" svg:y="12.424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3.381cm" svg:y="11.154cm">
          <text:p text:style-name="P1">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6.35cm" svg:x="3.381cm" svg:y="4.804cm">
          <text:p text:style-name="P1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3.381cm" svg:y="2.264cm">
          <text:p text:style-name="P1"><text:span text:style-name="T1">25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6" draw:id="id26" draw:layer="layout" svg:width="3.81cm" svg:height="1.27cm" svg:x="3.381cm" svg:y="0.994cm">
          <text:p text:style-name="P1"><text:span text:style-name="T1">25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3.381cm" svg:y="3.534cm">
          <text:p text:style-name="P1"><text:span text:style-name="T1">25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9" draw:id="id29" draw:layer="layout" svg:width="3.81cm" svg:height="1.27cm" svg:x="10.366cm" svg:y="13.694cm">
          <text:p text:style-name="P1"><text:span text:style-name="T1">-12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12.424cm">
          <text:p text:style-name="P1"><text:span text:style-name="T1">-12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11.154cm">
          <text:p text:style-name="P1"><text:span text:style-name="T1">-12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4.804cm">
          <text:p text:style-name="P1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2.264cm">
          <text:p text:style-name="P1"><text:span text:style-name="T1">12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8" draw:id="id28" draw:layer="layout" svg:width="3.81cm" svg:height="1.27cm" svg:x="10.366cm" svg:y="0.994cm">
          <text:p text:style-name="P1"><text:span text:style-name="T1">12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3.534cm">
          <text:p text:style-name="P1"><text:span text:style-name="T1">12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8.614cm">
          <text:p text:style-name="P1"><text:span text:style-name="T1">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7.344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6.074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9.884cm">
          <text:p text:style-name="P1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type="curve" draw:line-skew="-0.644cm -7.487cm 0.643cm" svg:x1="5.286cm" svg:y1="0.994cm" svg:x2="5.286cm" svg:y2="14.964cm" draw:start-shape="id26" draw:start-glue-point="4" draw:end-shape="id27" draw:end-glue-point="6" svg:d="m5286 994c0-1717-5080-1145-5080 6985s5080 8702 5080 6985" svg:viewBox="0 0 5081 15547">
          <text:p/>
        </draw:connector>
        <draw:connector draw:style-name="gr9" draw:text-style-name="P1" draw:layer="layout" draw:type="curve" draw:line-skew="-0.644cm 2.038cm 0.643cm" svg:x1="12.271cm" svg:y1="0.994cm" svg:x2="12.271cm" svg:y2="14.964cm" draw:start-shape="id28" draw:start-glue-point="4" draw:end-shape="id29" draw:end-glue-point="6" svg:d="m12271 994c0-1717 4445-1145 4445 6985s-4445 8702-4445 6985" svg:viewBox="0 0 4446 15547">
          <text:p/>
        </draw:connector>
      </draw:page>
      <draw:page draw:name="page6" draw:style-name="dp1" draw:master-page-name="Default">
        <draw:custom-shape draw:style-name="gr10" draw:text-style-name="P2" draw:layer="layout" svg:width="1.27cm" svg:height="0.635cm" svg:x="0.158cm" svg:y="20.002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9.048cm" svg:y="0.317cm">
          <text:p text:style-name="P1"><text:span text:style-name="T1">rbg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5.238cm" svg:y="2.857cm">
          <text:p text:style-name="P1"><text:span text:style-name="T1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5.238cm" svg:y="4.127cm">
          <text:p text:style-name="P1"><text:span text:style-name="T1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5.238cm" svg:y="0.317cm">
          <text:p text:style-name="P1"><text:span text:style-name="T1">alp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5.238cm" svg:y="1.587cm">
          <text:p text:style-name="P1"><text:span text:style-name="T1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1.428cm" svg:y="15.557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1.428cm" svg:y="10.477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1.428cm" svg:y="5.397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14.922cm">
          <text:p text:style-name="P1"><text:span text:style-name="T1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9.842cm">
          <text:p text:style-name="P1"><text:span text:style-name="T1">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4.762cm">
          <text:p text:style-name="P1"><text:span text:style-name="T1">1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3.492cm">
          <text:p text:style-name="P1"><text:span text:style-name="T1">1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2.222cm">
          <text:p text:style-name="P1"><text:span text:style-name="T1">1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0.952cm">
          <text:p text:style-name="P1"><text:span text:style-name="T1">1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1.428cm" svg:y="0.317cm">
          <text:p text:style-name="P1"><text:span text:style-name="T1">color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7" draw:style-name="dp1" draw:master-page-name="Default">
        <draw:custom-shape draw:style-name="gr1" draw:text-style-name="P2" draw:layer="layout" svg:width="3.81cm" svg:height="1.27cm" svg:x="4.127cm" svg:y="13.017cm">
          <text:p text:style-name="P1"><text:span text:style-name="T1">10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1.747cm">
          <text:p text:style-name="P1"><text:span text:style-name="T1">1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0.477cm">
          <text:p text:style-name="P1"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4.127cm">
          <text:p text:style-name="P1"><text:span text:style-name="T1">00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.587cm">
          <text:p text:style-name="P1"><text:span text:style-name="T1">0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0.317cm">
          <text:p text:style-name="P1"><text:span text:style-name="T1">0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2.857cm">
          <text:p text:style-name="P1"><text:span text:style-name="T1">00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7.937cm">
          <text:p text:style-name="P1"><text:span text:style-name="T1">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6.667cm">
          <text:p text:style-name="P1"><text:span text:style-name="T1">0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5.397cm">
          <text:p text:style-name="P1"><text:span text:style-name="T1">0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9.207cm">
          <text:p text:style-name="P1"><text:span text:style-name="T1">0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3.017cm">
          <text:p text:style-name="P1"><text:span text:style-name="T1">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1.747cm">
          <text:p text:style-name="P1"><text:span text:style-name="T1">9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0.477cm">
          <text:p text:style-name="P1"><text:span text:style-name="T1">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4.127cm">
          <text:p text:style-name="P1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.587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0.317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2.857cm">
          <text:p text:style-name="P1">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7.937cm">
          <text:p text:style-name="P1"><text:span text:style-name="T1">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6.667cm">
          <text:p text:style-name="P1"><text:span text:style-name="T1">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5.397cm">
          <text:p text:style-name="P1"><text:span text:style-name="T1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9.207cm">
          <text:p text:style-name="P1"><text:span text:style-name="T1">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9.367cm">
          <text:p text:style-name="P1"><text:span text:style-name="T1">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8.097cm">
          <text:p text:style-name="P1"><text:span text:style-name="T1">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6.827cm">
          <text:p text:style-name="P1"><text:span text:style-name="T1">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4.287cm">
          <text:p text:style-name="P1"><text:span text:style-name="T1">10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5.557cm">
          <text:p text:style-name="P1"><text:span text:style-name="T1">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9.367cm">
          <text:p text:style-name="P1"><text:span text:style-name="T1">1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8.097cm">
          <text:p text:style-name="P1"><text:span text:style-name="T1">1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6.827cm">
          <text:p text:style-name="P1"><text:span text:style-name="T1">1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4.287cm">
          <text:p text:style-name="P1"><text:span text:style-name="T1">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5.557cm">
          <text:p text:style-name="P1"><text:span text:style-name="T1">12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Default">
        <draw:custom-shape draw:style-name="gr1" draw:text-style-name="P2" draw:layer="layout" svg:width="1.27cm" svg:height="1.27cm" svg:x="2.85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2.85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2.857cm" svg:y="1.746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2.85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5.55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1.746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2.85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1.746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4.28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81cm" svg:height="1.27cm" svg:x="0.317cm" svg:y="0.476cm">
          <text:p text:style-name="P1"><text:span text:style-name="T1">OR (|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2.857cm" svg:y1="1.746cm" svg:x2="2.857cm" svg:y2="8.096cm">
          <text:p/>
        </draw:line>
        <draw:line draw:style-name="gr12" draw:text-style-name="P1" draw:layer="layout" svg:x1="2.857cm" svg:y1="8.096cm" svg:x2="2.857cm" svg:y2="1.746cm">
          <text:p/>
        </draw:line>
        <draw:line draw:style-name="gr12" draw:text-style-name="P1" draw:layer="layout" svg:x1="4.127cm" svg:y1="3.016cm" svg:x2="0.317cm" svg:y2="3.016cm">
          <text:p/>
        </draw:line>
        <draw:custom-shape draw:style-name="gr1" draw:text-style-name="P2" draw:layer="layout" svg:width="1.27cm" svg:height="1.27cm" svg:x="7.937cm" svg:y="5.55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7.93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7.937cm" svg:y="1.746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7.937cm" svg:y="4.28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5.55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1.746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7.93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1.746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4.28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81cm" svg:height="1.27cm" svg:x="5.397cm" svg:y="0.476cm">
          <text:p text:style-name="P1"><text:span text:style-name="T1">AND (&amp;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7.937cm" svg:y1="1.746cm" svg:x2="7.937cm" svg:y2="8.096cm">
          <text:p/>
        </draw:line>
        <draw:line draw:style-name="gr12" draw:text-style-name="P1" draw:layer="layout" svg:x1="7.937cm" svg:y1="8.096cm" svg:x2="7.937cm" svg:y2="1.746cm">
          <text:p/>
        </draw:line>
        <draw:line draw:style-name="gr12" draw:text-style-name="P1" draw:layer="layout" svg:x1="9.207cm" svg:y1="3.016cm" svg:x2="5.397cm" svg:y2="3.016cm">
          <text:p/>
        </draw:line>
        <draw:custom-shape draw:style-name="gr1" draw:text-style-name="P2" draw:layer="layout" svg:width="1.27cm" svg:height="1.27cm" svg:x="13.01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3.01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3.017cm" svg:y="1.746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3.01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5.55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1.746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3.017cm" svg:y="6.82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1.746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4.28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81cm" svg:height="1.27cm" svg:x="10.477cm" svg:y="0.476cm">
          <text:p text:style-name="P1"><text:span text:style-name="T1">XOR (^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13.017cm" svg:y1="1.746cm" svg:x2="13.017cm" svg:y2="8.096cm">
          <text:p/>
        </draw:line>
        <draw:line draw:style-name="gr12" draw:text-style-name="P1" draw:layer="layout" svg:x1="13.017cm" svg:y1="8.096cm" svg:x2="13.017cm" svg:y2="1.746cm">
          <text:p/>
        </draw:line>
        <draw:line draw:style-name="gr12" draw:text-style-name="P1" draw:layer="layout" svg:x1="14.287cm" svg:y1="3.016cm" svg:x2="10.477cm" svg:y2="3.016cm">
          <text:p/>
        </draw:line>
      </draw:page>
      <draw:page draw:name="page9" draw:style-name="dp1" draw:master-page-name="Default">
        <draw:custom-shape draw:style-name="gr1" draw:text-style-name="P2" xml:id="id36" draw:id="id36" draw:layer="layout" svg:width="3.81cm" svg:height="1.27cm" svg:x="11.795cm" svg:y="1.635cm">
          <text:p text:style-name="P1"><text:span text:style-name="T1">Configu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0" draw:id="id30" draw:layer="layout" svg:width="3.81cm" svg:height="1.27cm" svg:x="6.715cm" svg:y="4.175cm">
          <text:p text:style-name="P1"><text:span text:style-name="T1">Comm. ACM</text:span></text:p>
          <text:p text:style-name="P1"><text:span text:style-name="T1">Class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7" draw:id="id37" draw:layer="layout" svg:width="3.81cm" svg:height="1.27cm" svg:x="16.875cm" svg:y="4.175cm">
          <text:p text:style-name="P1"><text:span text:style-name="T1">Comm. Data </text:span></text:p>
          <text:p text:style-name="P1"><text:span text:style-name="T1">Class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5" draw:id="id35" draw:layer="layout" svg:width="3.81cm" svg:height="1.27cm" svg:x="9.255cm" svg:y="14.97cm">
          <text:p text:style-name="P1"><text:span text:style-name="T1">Interrupt In</text:span><text:span text:style-name="T1"><text:line-break/></text:span><text:span text:style-name="T1">Endpo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8" draw:id="id38" draw:layer="layout" svg:width="3.81cm" svg:height="1.27cm" svg:x="19.415cm" svg:y="6.715cm">
          <text:p text:style-name="P1"><text:span text:style-name="T1">Bulk In</text:span></text:p>
          <text:p text:style-name="P1"><text:span text:style-name="T1">Endpo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9" draw:id="id39" draw:layer="layout" svg:width="3.81cm" svg:height="1.27cm" svg:x="19.415cm" svg:y="9.255cm">
          <text:p text:style-name="P1"><text:span text:style-name="T1">Bulk Out</text:span></text:p>
          <text:p text:style-name="P1"><text:span text:style-name="T1">Endpo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1" draw:id="id31" draw:layer="layout" svg:width="3.81cm" svg:height="1.27cm" svg:x="9.255cm" svg:y="6.715cm">
          <text:p text:style-name="P1"><text:span text:style-name="T1">CDC H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2" draw:id="id32" draw:layer="layout" svg:width="3.81cm" svg:height="1.27cm" svg:x="12.43cm" svg:y="8.62cm">
          <text:p text:style-name="P1"><text:span text:style-name="T1">ACM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3" draw:id="id33" draw:layer="layout" svg:width="3.81cm" svg:height="1.27cm" svg:x="12.43cm" svg:y="10.525cm">
          <text:p text:style-name="P1"><text:span text:style-name="T1">Union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4" draw:id="id34" draw:layer="layout" svg:width="3.81cm" svg:height="1.27cm" svg:x="12.43cm" svg:y="12.43cm">
          <text:p text:style-name="P1"><text:span text:style-name="T1">Call</text:span></text:p>
          <text:p text:style-name="P1"><text:span text:style-name="T1">Manag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svg:x1="8.62cm" svg:y1="5.445cm" svg:x2="9.255cm" svg:y2="7.35cm" draw:start-shape="id30" draw:start-glue-point="6" draw:end-shape="id31" draw:end-glue-point="5" svg:d="m8620 5445v1905h635" svg:viewBox="0 0 636 1906">
          <text:p/>
        </draw:connector>
        <draw:connector draw:style-name="gr13" draw:text-style-name="P1" draw:layer="layout" svg:x1="11.16cm" svg:y1="7.985cm" svg:x2="12.43cm" svg:y2="9.255cm" draw:start-shape="id31" draw:start-glue-point="6" draw:end-shape="id32" draw:end-glue-point="5" svg:d="m11160 7985v1270h1270" svg:viewBox="0 0 1271 1271">
          <text:p/>
        </draw:connector>
        <draw:connector draw:style-name="gr13" draw:text-style-name="P1" draw:layer="layout" svg:x1="11.16cm" svg:y1="7.985cm" svg:x2="12.43cm" svg:y2="11.16cm" draw:start-shape="id31" draw:start-glue-point="6" draw:end-shape="id33" draw:end-glue-point="5" svg:d="m11160 7985v3175h1270" svg:viewBox="0 0 1271 3176">
          <text:p/>
        </draw:connector>
        <draw:connector draw:style-name="gr13" draw:text-style-name="P1" draw:layer="layout" svg:x1="11.16cm" svg:y1="7.985cm" svg:x2="12.43cm" svg:y2="13.065cm" draw:start-shape="id31" draw:start-glue-point="6" draw:end-shape="id34" draw:end-glue-point="5" svg:d="m11160 7985v5080h1270" svg:viewBox="0 0 1271 5081">
          <text:p/>
        </draw:connector>
        <draw:connector draw:style-name="gr13" draw:text-style-name="P1" draw:layer="layout" svg:x1="8.62cm" svg:y1="5.445cm" svg:x2="9.255cm" svg:y2="15.605cm" draw:start-shape="id30" draw:start-glue-point="6" draw:end-shape="id35" draw:end-glue-point="5" svg:d="m8620 5445v10160h635" svg:viewBox="0 0 636 10161">
          <text:p/>
        </draw:connector>
        <draw:connector draw:style-name="gr13" draw:text-style-name="P1" draw:layer="layout" svg:x1="8.62cm" svg:y1="4.175cm" svg:x2="13.7cm" svg:y2="2.905cm" draw:start-shape="id30" draw:start-glue-point="4" draw:end-shape="id36" draw:end-glue-point="6" svg:d="m8620 4175v-634h5080v-636" svg:viewBox="0 0 5081 1271">
          <text:p/>
        </draw:connector>
        <draw:connector draw:style-name="gr13" draw:text-style-name="P1" draw:layer="layout" svg:x1="13.7cm" svg:y1="2.905cm" svg:x2="18.78cm" svg:y2="4.175cm" draw:start-shape="id36" draw:start-glue-point="6" draw:end-shape="id37" draw:end-glue-point="4" svg:d="m13700 2905v636h5080v634" svg:viewBox="0 0 5081 1271">
          <text:p/>
        </draw:connector>
        <draw:connector draw:style-name="gr13" draw:text-style-name="P1" draw:layer="layout" svg:x1="18.78cm" svg:y1="5.445cm" svg:x2="19.415cm" svg:y2="7.35cm" draw:start-shape="id37" draw:start-glue-point="6" draw:end-shape="id38" draw:end-glue-point="5" svg:d="m18780 5445v1905h635" svg:viewBox="0 0 636 1906">
          <text:p/>
        </draw:connector>
        <draw:connector draw:style-name="gr13" draw:text-style-name="P1" draw:layer="layout" svg:x1="19.415cm" svg:y1="9.89cm" svg:x2="18.78cm" svg:y2="5.445cm" draw:start-shape="id39" draw:start-glue-point="5" draw:end-shape="id37" draw:end-glue-point="6" svg:d="m19415 9890h-635v-4445" svg:viewBox="0 0 636 4446">
          <text:p/>
        </draw:connector>
      </draw:page>
      <draw:page draw:name="page10" draw:style-name="dp1" draw:master-page-name="Default">
        <draw:custom-shape draw:style-name="gr1" draw:text-style-name="P5" draw:layer="layout" svg:width="3.175cm" svg:height="3.175cm" svg:x="12.43cm" svg:y="7.985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5cm" svg:y="11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1" draw:text-style-name="P5" draw:layer="layout" svg:width="3.175cm" svg:height="3.175cm" svg:x="12.43cm" svg:y="9.255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5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.175cm" svg:height="3.175cm" svg:x="17.51cm" svg:y="9.255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9.415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21.32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8.14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6.24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3.175cm" svg:height="3.175cm" svg:x="12.43cm" svg:y="4.175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4.335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6.2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3.06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1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3.175cm" svg:height="3.175cm" svg:x="7.35cm" svg:y="9.255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9.255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11.1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7.98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6.08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3.175cm" svg:height="3.175cm" svg:x="12.43cm" svg:y="14.335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4.335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6.24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3.065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1.1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.175cm" svg:height="3.175cm" svg:x="17.509cm" svg:y="9.254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9.41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21.3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8.14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6.23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1" draw:text-style-name="P5" draw:layer="layout" svg:width="3.175cm" svg:height="3.175cm" svg:x="4.81cm" svg:y="3.54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5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4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9.89cm" svg:y="3.54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5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4.97cm" svg:y="3.54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5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20.05cm" svg:y="3.54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5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4.81cm" svg:y="8.62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5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4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9.89cm" svg:y="8.62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5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4.97cm" svg:y="8.62cm">
          <text:p text:style-name="P1"><text:span text:style-name="T5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5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20.05cm" svg:y="8.62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5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6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4.81cm" svg:y="13.7cm">
          <text:p text:style-name="P1"><text:span text:style-name="T5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5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5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4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9.89cm" svg:y="13.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5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5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4.97cm" svg:y="13.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5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5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20.05cm" svg:y="13.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5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5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14.33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8.62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0cm" svg:y="7.35cm">
          <text:p text:style-name="P1"><text:span text:style-name="T5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24.495cm" svg:y="7.35cm">
          <text:p text:style-name="P1"><text:span text:style-name="T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custom-shape draw:style-name="gr1" draw:text-style-name="P6" draw:layer="layout" svg:width="1.905cm" svg:height="1.906cm" svg:x="21.955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5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2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5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5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21.95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5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5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5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5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2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5cm" svg:y="8.61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145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6.2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5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5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5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5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5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5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5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5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5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2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5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5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2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5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5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5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2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5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5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2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5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5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5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5cm" svg:y="11.15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5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5cm" svg:y="13.69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5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5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5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5.605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5cm" svg:y="13.69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5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5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5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5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5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5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5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5cm" svg:y="11.15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5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5cm" svg:y="8.61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5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5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5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5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5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5cm" svg:y="6.07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5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5cm" svg:y="3.53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5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2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5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5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5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5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5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2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5cm" svg:y="0.99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5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5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78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5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5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5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5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5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5cm" svg:y="3.53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5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4.33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5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5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5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5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5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5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5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5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5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5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5cm" svg:y="0.99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5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5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5cm" svg:y="3.53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5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8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5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5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5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8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5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5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8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5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5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5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5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5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5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5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8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5cm" svg:y="8.61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5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8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5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5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4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8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5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5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5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8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5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5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8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5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5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5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4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5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5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4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8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5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5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8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5cm" svg:y="16.23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5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8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5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5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4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5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5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4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5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5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5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5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5cm" svg:y="18.77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5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5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5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2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5cm" svg:y="18.77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5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7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5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5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5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5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5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5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7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4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5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5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2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5cm" svg:y="16.23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5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2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5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5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2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5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5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8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21.32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7.3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11.16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9.89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6.08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8.62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6.08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11.16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12.43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draw:custom-shape draw:style-name="gr1" draw:text-style-name="P6" draw:layer="layout" svg:width="1.905cm" svg:height="1.906cm" svg:x="21.95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3" draw:id="id43" draw:layer="layout" svg:width="0.635cm" svg:height="0.635cm" svg:x="21.95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8.61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8" draw:id="id48" draw:layer="layout" svg:width="0.635cm" svg:height="0.635cm" svg:x="18.14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6" draw:id="id46" draw:layer="layout" svg:width="0.635cm" svg:height="0.635cm" svg:x="16.23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1.15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3.69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4" draw:id="id54" draw:layer="layout" svg:width="0.635cm" svg:height="0.635cm" svg:x="15.60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3.69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1.15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8.61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6.07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3.5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0.99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2" draw:id="id42" draw:layer="layout" svg:width="0.635cm" svg:height="0.635cm" svg:x="18.77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3.5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1" draw:id="id41" draw:layer="layout" svg:width="0.635cm" svg:height="0.635cm" svg:x="14.33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0.99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3.53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8.61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6.23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8.77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8.77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7" draw:id="id57" draw:layer="layout" svg:width="0.635cm" svg:height="0.635cm" svg:x="18.77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6.2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5" draw:id="id55" draw:layer="layout" svg:width="0.635cm" svg:height="0.635cm" svg:x="21.31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2" draw:id="id52" draw:layer="layout" svg:width="0.635cm" svg:height="0.635cm" svg:x="7.349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47" draw:id="id47" draw:layer="layout" svg:width="0.635cm" svg:height="0.635cm" svg:x="11.159cm" svg:y="11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6" draw:id="id56" draw:layer="layout" svg:width="0.635cm" svg:height="0.635cm" svg:x="9.889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0" draw:id="id50" draw:layer="layout" svg:width="0.635cm" svg:height="0.635cm" svg:x="6.079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45" draw:id="id45" draw:layer="layout" svg:width="0.635cm" svg:height="0.635cm" svg:x="8.619cm" svg:y="6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1" draw:id="id51" draw:layer="layout" svg:width="0.635cm" svg:height="0.635cm" svg:x="6.079cm" svg:y="4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40" draw:id="id40" draw:layer="layout" svg:width="0.635cm" svg:height="0.635cm" svg:x="11.16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3" draw:id="id53" draw:layer="layout" svg:width="0.635cm" svg:height="0.635cm" svg:x="12.429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44" draw:id="id44" draw:layer="layout" svg:width="3.175cm" svg:height="3.175cm" svg:x="24.496cm" svg:y="7.351cm">
          <text:p text:style-name="P1"><text:span text:style-name="T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49" draw:id="id49" draw:layer="layout" svg:width="3.175cm" svg:height="3.175cm" svg:x="0.001cm" svg:y="7.351cm">
          <text:p text:style-name="P1"><text:span text:style-name="T5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1.795cm" svg:y1="1.953cm" svg:x2="14.427cm" svg:y2="2.997cm" draw:start-shape="id40" draw:start-glue-point="10" draw:end-shape="id41" draw:end-glue-point="5" svg:d="m11795 1953c1903 0 588 1044 2632 1044" svg:viewBox="0 0 2633 1045">
          <text:p/>
        </draw:connector>
        <draw:connector draw:style-name="gr2" draw:text-style-name="P1" draw:layer="layout" draw:type="curve" svg:x1="14.969cm" svg:y1="3.222cm" svg:x2="18.779cm" svg:y2="2.587cm" draw:start-shape="id41" draw:start-glue-point="10" draw:end-shape="id42" draw:end-glue-point="6" svg:d="m14969 3222c2857 0 953-635 3810-635" svg:viewBox="0 0 3811 636">
          <text:p/>
        </draw:connector>
        <draw:connector draw:style-name="gr2" draw:text-style-name="P1" draw:layer="layout" draw:type="curve" svg:x1="19.414cm" svg:y1="2.587cm" svg:x2="22.272cm" svg:y2="5.444cm" draw:start-shape="id42" draw:start-glue-point="10" draw:end-shape="id43" draw:end-glue-point="4" svg:d="m19414 2587c1906 0 2858 952 2858 2857" svg:viewBox="0 0 2859 2858">
          <text:p/>
        </draw:connector>
        <draw:connector draw:style-name="gr2" draw:text-style-name="P1" draw:layer="layout" draw:type="curve" svg:x1="22.589cm" svg:y1="5.762cm" svg:x2="24.496cm" svg:y2="8.938cm" draw:start-shape="id43" draw:start-glue-point="10" draw:end-shape="id44" draw:end-glue-point="3" svg:d="m22589 5762c2170 0 1217 3176 1907 3176" svg:viewBox="0 0 1908 3177">
          <text:p/>
        </draw:connector>
        <draw:connector draw:style-name="gr2" draw:text-style-name="P1" draw:layer="layout" draw:type="curve" svg:x1="9.161cm" svg:y1="6.807cm" svg:x2="14.652cm" svg:y2="3.539cm" draw:start-shape="id45" draw:start-glue-point="11" draw:end-shape="id41" draw:end-glue-point="8" svg:d="m9161 6807c0-2521 5491-888 5491-3268" svg:viewBox="0 0 5492 3269">
          <text:p/>
        </draw:connector>
        <draw:connector draw:style-name="gr2" draw:text-style-name="P1" draw:layer="layout" draw:type="curve" svg:x1="14.876cm" svg:y1="3.446cm" svg:x2="16.557cm" svg:y2="9.889cm" draw:start-shape="id41" draw:start-glue-point="9" draw:end-shape="id46" draw:end-glue-point="4" svg:d="m14876 3446c0 4902 1681 1681 1681 6443" svg:viewBox="0 0 1682 6444">
          <text:p/>
        </draw:connector>
        <draw:connector draw:style-name="gr2" draw:text-style-name="P1" draw:layer="layout" draw:type="curve" svg:x1="16.781cm" svg:y1="9.982cm" svg:x2="24.496cm" svg:y2="8.938cm" draw:start-shape="id46" draw:start-glue-point="11" draw:end-shape="id44" draw:end-glue-point="3" svg:d="m16781 9982c6597 0 2740-1044 7715-1044" svg:viewBox="0 0 7716 1045">
          <text:p/>
        </draw:connector>
        <draw:connector draw:style-name="gr2" draw:text-style-name="P1" draw:layer="layout" draw:type="curve" svg:x1="11.794cm" svg:y1="12.112cm" svg:x2="18.144cm" svg:y2="10.842cm" draw:start-shape="id47" draw:start-glue-point="10" draw:end-shape="id48" draw:end-glue-point="6" svg:d="m11794 12112c4762 0 1588-1270 6350-1270" svg:viewBox="0 0 6351 1271">
          <text:p/>
        </draw:connector>
        <draw:connector draw:style-name="gr2" draw:text-style-name="P1" draw:layer="layout" draw:type="curve" svg:x1="18.779cm" svg:y1="10.842cm" svg:x2="24.496cm" svg:y2="8.938cm" draw:start-shape="id48" draw:start-glue-point="10" draw:end-shape="id44" draw:end-glue-point="3" svg:d="m18779 10842c5028 0 2170-1904 5717-1904" svg:viewBox="0 0 5718 1905">
          <text:p/>
        </draw:connector>
        <draw:connector draw:style-name="gr2" draw:text-style-name="P1" draw:layer="layout" draw:type="curve" svg:x1="0.001cm" svg:y1="8.938cm" svg:x2="8.619cm" svg:y2="7.032cm" draw:start-shape="id49" draw:start-glue-point="3" draw:end-shape="id45" draw:end-glue-point="6" svg:d="m1 8938c1114 0-3194-1906 8618-1906" svg:viewBox="0 0 8619 1907">
          <text:p/>
        </draw:connector>
        <draw:connector draw:style-name="gr2" draw:text-style-name="P1" draw:layer="layout" draw:type="curve" svg:x1="0.001cm" svg:y1="8.938cm" svg:x2="6.079cm" svg:y2="9.572cm" draw:start-shape="id49" draw:start-glue-point="3" draw:end-shape="id50" draw:end-glue-point="6" svg:d="m1 8938c1114 0 743 834 2373 834s593-200 3705-200" svg:viewBox="0 0 6079 835">
          <text:p/>
        </draw:connector>
        <draw:connector draw:style-name="gr2" draw:text-style-name="P1" draw:layer="layout" draw:type="curve" svg:x1="0.001cm" svg:y1="8.938cm" svg:x2="11.159cm" svg:y2="12.112cm" draw:start-shape="id49" draw:start-glue-point="3" draw:end-shape="id47" draw:end-glue-point="6" svg:d="m1 8938c1114 0-4464 3174 11158 3174" svg:viewBox="0 0 11258 3175">
          <text:p/>
        </draw:connector>
        <draw:connector draw:style-name="gr2" draw:text-style-name="P1" draw:layer="layout" draw:type="curve" svg:x1="0.001cm" svg:y1="8.938cm" svg:x2="6.079cm" svg:y2="4.492cm" draw:start-shape="id49" draw:start-glue-point="3" draw:end-shape="id51" draw:end-glue-point="6" svg:d="m1 8938c1114 0-1924-4446 6078-4446" svg:viewBox="0 0 6079 4447">
          <text:p/>
        </draw:connector>
        <draw:connector draw:style-name="gr2" draw:text-style-name="P1" draw:layer="layout" draw:type="curve" svg:x1="0.001cm" svg:y1="8.938cm" svg:x2="7.349cm" svg:y2="15.922cm" draw:start-shape="id49" draw:start-glue-point="3" draw:end-shape="id52" draw:end-glue-point="6" svg:d="m1 8938c1114 0-2559 6984 7348 6984" svg:viewBox="0 0 7349 6985">
          <text:p/>
        </draw:connector>
        <draw:connector draw:style-name="gr2" draw:text-style-name="P1" draw:layer="layout" draw:type="curve" svg:x1="7.984cm" svg:y1="15.922cm" svg:x2="12.429cm" svg:y2="15.922cm" draw:start-shape="id52" draw:start-glue-point="10" draw:end-shape="id53" draw:end-glue-point="6" svg:d="m7984 15922h4445" svg:viewBox="0 0 4446 1">
          <text:p/>
        </draw:connector>
        <draw:connector draw:style-name="gr2" draw:text-style-name="P1" draw:layer="layout" draw:type="curve" svg:x1="12.971cm" svg:y1="15.697cm" svg:x2="15.922cm" svg:y2="13.699cm" draw:start-shape="id53" draw:start-glue-point="11" draw:end-shape="id54" draw:end-glue-point="8" svg:d="m12971 15697c0-1569 2951-570 2951-1998" svg:viewBox="0 0 2952 1999">
          <text:p/>
        </draw:connector>
        <draw:connector draw:style-name="gr2" draw:text-style-name="P1" draw:layer="layout" draw:type="curve" svg:x1="16.239cm" svg:y1="13.382cm" svg:x2="21.412cm" svg:y2="16.332cm" draw:start-shape="id54" draw:start-glue-point="10" draw:end-shape="id55" draw:end-glue-point="5" svg:d="m16239 13382c3810 0 1224 2950 5173 2950" svg:viewBox="0 0 5174 2951">
          <text:p/>
        </draw:connector>
        <draw:connector draw:style-name="gr2" draw:text-style-name="P1" draw:layer="layout" draw:type="curve" svg:x1="21.954cm" svg:y1="16.557cm" svg:x2="24.496cm" svg:y2="8.938cm" draw:start-shape="id55" draw:start-glue-point="10" draw:end-shape="id44" draw:end-glue-point="3" svg:d="m21954 16557c2647 0 1377-7619 2542-7619" svg:viewBox="0 0 2543 7620">
          <text:p/>
        </draw:connector>
        <draw:connector draw:style-name="gr2" draw:text-style-name="P1" draw:layer="layout" draw:type="curve" svg:x1="10.524cm" svg:y1="18.462cm" svg:x2="18.779cm" svg:y2="19.097cm" draw:start-shape="id56" draw:start-glue-point="10" draw:end-shape="id57" draw:end-glue-point="6" svg:d="m10524 18462c6190 0 2063 635 8255 635" svg:viewBox="0 0 8256 636">
          <text:p/>
        </draw:connector>
        <draw:connector draw:style-name="gr2" draw:text-style-name="P1" draw:layer="layout" draw:type="curve" svg:x1="19.414cm" svg:y1="19.097cm" svg:x2="21.637cm" svg:y2="16.874cm" draw:start-shape="id57" draw:start-glue-point="10" draw:end-shape="id55" draw:end-glue-point="8" svg:d="m19414 19097c1482 0 2223-741 2223-2223" svg:viewBox="0 0 2224 2224">
          <text:p/>
        </draw:connector>
        <draw:connector draw:style-name="gr2" draw:text-style-name="P1" draw:layer="layout" draw:type="curve" svg:x1="7.667cm" svg:y1="16.239cm" svg:x2="9.982cm" svg:y2="18.237cm" draw:start-shape="id52" draw:start-glue-point="8" draw:end-shape="id56" draw:end-glue-point="5" svg:d="m7667 16239c0 1428 2315 429 2315 1998" svg:viewBox="0 0 2316 1999">
          <text:p/>
        </draw:connector>
      </draw:page>
      <draw:page draw:name="page15" draw:style-name="dp1" draw:master-page-name="Default">
        <draw:custom-shape draw:style-name="gr1" draw:text-style-name="P1" draw:layer="layout" svg:width="17.78cm" svg:height="5.08cm" svg:x="6.08cm" svg:y="10.525cm">
          <text:p text:style-name="P1">P-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5.715cm" svg:height="3.175cm" svg:x="16.875cm" svg:y="10.525cm">
          <text:p text:style-name="P1">N-typ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5.715cm" svg:height="3.175cm" svg:x="7.35cm" svg:y="10.525cm">
          <text:p text:style-name="P1">N-type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08cm" svg:height="0.953cm" svg:x="12.43cm" svg:y="9.572cm">
          <text:p text:style-name="P1">Oxide</text:p>
          <draw:enhanced-geometry svg:viewBox="0 0 21600 21600" draw:type="rectangle" draw:enhanced-path="M 0 0 L 21600 0 21600 21600 0 21600 0 0 Z N"/>
        </draw:custom-shape>
        <draw:custom-shape draw:style-name="gr14" draw:text-style-name="P1" xml:id="id61" draw:id="id61" draw:layer="layout" svg:width="5.08cm" svg:height="0.953cm" svg:x="12.43cm" svg:y="8.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59" draw:id="id59" draw:layer="layout" svg:width="3.81cm" svg:height="0.953cm" svg:x="18.78cm" svg:y="9.5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63" draw:id="id63" draw:layer="layout" svg:width="3.81cm" svg:height="0.953cm" svg:x="7.35cm" svg:y="9.572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0.685cm" svg:y1="5.445cm" svg:x2="20.685cm" svg:y2="9.572cm" draw:start-shape="id58" draw:start-glue-point="2" draw:end-shape="id59" svg:d="m20685 5445v4127" svg:viewBox="0 0 1 4128">
          <text:p/>
        </draw:connector>
        <draw:custom-shape draw:style-name="gr27" draw:text-style-name="P1" xml:id="id62" draw:id="id62" draw:layer="layout" svg:width="5.08cm" svg:height="0.953cm" svg:x="6.715cm" svg:y="4.809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27" draw:text-style-name="P1" xml:id="id60" draw:id="id60" draw:layer="layout" svg:width="5.08cm" svg:height="0.953cm" svg:x="12.43cm" svg:y="3.222cm">
          <text:p text:style-name="P1">Gate</text:p>
          <draw:enhanced-geometry svg:viewBox="0 0 21600 21600" draw:type="rectangle" draw:enhanced-path="M 0 0 L 21600 0 21600 21600 0 21600 0 0 Z N"/>
        </draw:custom-shape>
        <draw:custom-shape draw:style-name="gr27" draw:text-style-name="P1" xml:id="id58" draw:id="id58" draw:layer="layout" svg:width="5.08cm" svg:height="0.953cm" svg:x="18.145cm" svg:y="4.492cm">
          <text:p text:style-name="P1">Drain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97cm" svg:y1="4.175cm" svg:x2="14.97cm" svg:y2="8.62cm" draw:start-shape="id60" draw:start-glue-point="2" draw:end-shape="id61" draw:end-glue-point="0" svg:d="m14970 4175v4445" svg:viewBox="0 0 1 4446">
          <text:p/>
        </draw:connector>
        <draw:connector draw:style-name="gr13" draw:text-style-name="P1" draw:layer="layout" svg:x1="9.255cm" svg:y1="5.762cm" svg:x2="9.255cm" svg:y2="9.572cm" draw:start-shape="id62" draw:start-glue-point="2" draw:end-shape="id63" draw:end-glue-point="0" svg:d="m9255 5762v3810" svg:viewBox="0 0 1 3811">
          <text:p/>
        </draw:connector>
        <draw:custom-shape draw:style-name="gr28" draw:text-style-name="P2" draw:layer="layout" svg:width="3.81cm" svg:height="0.953cm" svg:x="13.065cm" svg:y="10.525cm">
          <text:p text:style-name="P1"><text:span text:style-name="T1">Depletion Layer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ustom-shape draw:style-name="gr1" draw:text-style-name="P6" draw:layer="layout" svg:width="1.905cm" svg:height="1.906cm" svg:x="21.95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21.95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8.61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14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6.23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1.15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3.69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5.60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3.69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1.15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8.61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6.07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3.5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0.99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77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3.5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4.33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0.99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3.53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8.61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6.23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8.77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8.77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77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6.2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21.31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0.365cm" svg:y="7.667cm">
          <text:p text:style-name="P1"><text:span text:style-name="T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24.495cm" svg:y="7.35cm">
          <text:p text:style-name="P1"><text:span text:style-name="T5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Default">
        <draw:g>
          <draw:glue-point draw:id="4" svg:x="5cm" svg:y="5cm"/>
          <draw:glue-point draw:id="5" svg:x="5cm" svg:y="-5cm"/>
          <draw:line draw:style-name="gr29" draw:text-style-name="P1" draw:layer="layout" svg:x1="11.16cm" svg:y1="4.175cm" svg:x2="11.16cm" svg:y2="5.445cm">
            <text:p/>
          </draw:line>
          <draw:line draw:style-name="gr29" draw:text-style-name="P1" draw:layer="layout" svg:x1="9.89cm" svg:y1="5.445cm" svg:x2="11.16cm" svg:y2="5.445cm">
            <text:p/>
          </draw:line>
          <draw:line draw:style-name="gr29" draw:text-style-name="P1" draw:layer="layout" svg:x1="9.89cm" svg:y1="6.715cm" svg:x2="9.89cm" svg:y2="5.445cm">
            <text:p/>
          </draw:line>
          <draw:line draw:style-name="gr29" draw:text-style-name="P1" draw:layer="layout" svg:x1="11.16cm" svg:y1="6.715cm" svg:x2="9.89cm" svg:y2="6.715cm">
            <text:p/>
          </draw:line>
          <draw:line draw:style-name="gr29" draw:text-style-name="P1" draw:layer="layout" svg:x1="11.16cm" svg:y1="7.985cm" svg:x2="11.16cm" svg:y2="6.715cm">
            <text:p/>
          </draw:line>
          <draw:line draw:style-name="gr29" draw:text-style-name="P1" draw:layer="layout" svg:x1="9.89cm" svg:y1="5.445cm" svg:x2="9.89cm" svg:y2="6.397cm">
            <text:p/>
          </draw:line>
          <draw:line draw:style-name="gr29" draw:text-style-name="P1" draw:layer="layout" svg:x1="9.687cm" svg:y1="5.45cm" svg:x2="9.687cm" svg:y2="6.72cm">
            <text:p/>
          </draw:line>
          <draw:line draw:style-name="gr29" draw:text-style-name="P1" draw:layer="layout" svg:x1="8.63cm" svg:y1="6.082cm" svg:x2="9.687cm" svg:y2="6.082cm">
            <text:p/>
          </draw:line>
        </draw:g>
        <draw:g>
          <draw:glue-point draw:id="4" svg:x="5cm" svg:y="5cm"/>
          <draw:glue-point draw:id="5" svg:x="5cm" svg:y="-5cm"/>
          <draw:line draw:style-name="gr29" draw:text-style-name="P1" draw:layer="layout" svg:x1="17.51cm" svg:y1="4.175cm" svg:x2="17.51cm" svg:y2="5.445cm">
            <text:p/>
          </draw:line>
          <draw:line draw:style-name="gr29" draw:text-style-name="P1" draw:layer="layout" svg:x1="16.24cm" svg:y1="5.445cm" svg:x2="17.51cm" svg:y2="5.445cm">
            <text:p/>
          </draw:line>
          <draw:line draw:style-name="gr29" draw:text-style-name="P1" draw:layer="layout" svg:x1="16.24cm" svg:y1="6.715cm" svg:x2="16.24cm" svg:y2="5.445cm">
            <text:p/>
          </draw:line>
          <draw:line draw:style-name="gr29" draw:text-style-name="P1" draw:layer="layout" svg:x1="17.51cm" svg:y1="6.715cm" svg:x2="16.24cm" svg:y2="6.715cm">
            <text:p/>
          </draw:line>
          <draw:line draw:style-name="gr29" draw:text-style-name="P1" draw:layer="layout" svg:x1="17.51cm" svg:y1="7.985cm" svg:x2="17.51cm" svg:y2="6.715cm">
            <text:p/>
          </draw:line>
          <draw:line draw:style-name="gr29" draw:text-style-name="P1" draw:layer="layout" svg:x1="16.24cm" svg:y1="5.445cm" svg:x2="16.24cm" svg:y2="6.397cm">
            <text:p/>
          </draw:line>
          <draw:line draw:style-name="gr29" draw:text-style-name="P1" draw:layer="layout" svg:x1="16.037cm" svg:y1="5.45cm" svg:x2="16.037cm" svg:y2="6.72cm">
            <text:p/>
          </draw:line>
          <draw:line draw:style-name="gr29" draw:text-style-name="P1" draw:layer="layout" svg:x1="14.98cm" svg:y1="6.082cm" svg:x2="15.605cm" svg:y2="6.082cm">
            <text:p/>
          </draw:line>
          <draw:custom-shape draw:style-name="gr30" draw:text-style-name="P1" draw:layer="layout" svg:width="0.381cm" svg:height="0.381cm" svg:x="15.624cm" svg:y="5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2" draw:layer="layout" svg:width="2.54cm" svg:height="0.635cm" svg:x="6.715cm" svg:y="5.762cm">
          <text:p text:style-name="P1"><text:span text:style-name="T1">G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13.065cm" svg:y="5.762cm">
          <text:p text:style-name="P1"><text:span text:style-name="T1">G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9.89cm" svg:y="3.54cm">
          <text:p text:style-name="P1"><text:span text:style-name="T1">Drai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9.89cm" svg:y="7.985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16.24cm" svg:y="3.54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16.24cm" svg:y="7.985cm">
          <text:p text:style-name="P1"><text:span text:style-name="T1">Drai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9.255cm" svg:y="8.937cm">
          <text:p text:style-name="P1"><text:span text:style-name="T1">NMO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15.605cm" svg:y="8.937cm">
          <text:p text:style-name="P1"><text:span text:style-name="T1">PMOS</text:span></text:p>
          <draw:enhanced-geometry svg:viewBox="0 0 21600 21600" draw:type="rectangle" draw:enhanced-path="M 0 0 L 21600 0 21600 21600 0 21600 0 0 Z N"/>
        </draw:custom-shape>
        <draw:g>
          <draw:line draw:style-name="gr29" draw:text-style-name="P1" draw:layer="layout" svg:x1="9.573cm" svg:y1="12.43cm" svg:x2="10.207cm" svg:y2="12.43cm">
            <text:p/>
          </draw:line>
          <draw:line draw:style-name="gr29" draw:text-style-name="P1" draw:layer="layout" svg:x1="9.679cm" svg:y1="12.588cm" svg:x2="10.102cm" svg:y2="12.588cm">
            <text:p/>
          </draw:line>
          <draw:line draw:style-name="gr29" draw:text-style-name="P1" draw:layer="layout" svg:x1="9.784cm" svg:y1="12.747cm" svg:x2="9.995cm" svg:y2="12.747cm">
            <text:p/>
          </draw:line>
        </draw:g>
        <draw:g>
          <draw:line draw:style-name="gr29" draw:text-style-name="P1" draw:layer="layout" svg:x1="13.066cm" svg:y1="12.43cm" svg:x2="14.335cm" svg:y2="12.43cm">
            <text:p/>
          </draw:line>
          <draw:custom-shape draw:style-name="gr10" draw:text-style-name="P2" draw:layer="layout" svg:width="1.27cm" svg:height="0.635cm" svg:x="13.065cm" svg:y="11.795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</draw:page>
      <draw:page draw:name="page18" draw:style-name="dp1" draw:master-page-name="Default">
        <draw:g xml:id="id65" draw:id="id65">
          <draw:glue-point draw:id="4" svg:x="5cm" svg:y="5cm"/>
          <draw:glue-point draw:id="5" svg:x="5cm" svg:y="-5cm"/>
          <draw:line draw:style-name="gr29" draw:text-style-name="P1" draw:layer="layout" svg:x1="7.985cm" svg:y1="9.89cm" svg:x2="7.985cm" svg:y2="11.16cm">
            <text:p/>
          </draw:line>
          <draw:line draw:style-name="gr29" draw:text-style-name="P1" draw:layer="layout" svg:x1="6.715cm" svg:y1="11.16cm" svg:x2="7.985cm" svg:y2="11.16cm">
            <text:p/>
          </draw:line>
          <draw:line draw:style-name="gr29" draw:text-style-name="P1" draw:layer="layout" svg:x1="6.715cm" svg:y1="12.43cm" svg:x2="6.715cm" svg:y2="11.16cm">
            <text:p/>
          </draw:line>
          <draw:line draw:style-name="gr29" draw:text-style-name="P1" draw:layer="layout" svg:x1="7.985cm" svg:y1="12.43cm" svg:x2="6.715cm" svg:y2="12.43cm">
            <text:p/>
          </draw:line>
          <draw:line draw:style-name="gr29" draw:text-style-name="P1" draw:layer="layout" svg:x1="7.985cm" svg:y1="13.7cm" svg:x2="7.985cm" svg:y2="12.43cm">
            <text:p/>
          </draw:line>
          <draw:line draw:style-name="gr29" draw:text-style-name="P1" draw:layer="layout" svg:x1="6.715cm" svg:y1="11.16cm" svg:x2="6.715cm" svg:y2="12.112cm">
            <text:p/>
          </draw:line>
          <draw:line draw:style-name="gr29" draw:text-style-name="P1" draw:layer="layout" svg:x1="6.512cm" svg:y1="11.165cm" svg:x2="6.512cm" svg:y2="12.435cm">
            <text:p/>
          </draw:line>
          <draw:line draw:style-name="gr29" draw:text-style-name="P1" draw:layer="layout" svg:x1="5.455cm" svg:y1="11.797cm" svg:x2="6.512cm" svg:y2="11.797cm">
            <text:p/>
          </draw:line>
        </draw:g>
        <draw:g xml:id="id64" draw:id="id64">
          <draw:glue-point draw:id="4" svg:x="5cm" svg:y="5cm"/>
          <draw:glue-point draw:id="5" svg:x="5cm" svg:y="-5cm"/>
          <draw:line draw:style-name="gr29" draw:text-style-name="P1" draw:layer="layout" svg:x1="7.975cm" svg:y1="4.493cm" svg:x2="7.975cm" svg:y2="5.763cm">
            <text:p/>
          </draw:line>
          <draw:line draw:style-name="gr29" draw:text-style-name="P1" draw:layer="layout" svg:x1="6.705cm" svg:y1="5.763cm" svg:x2="7.975cm" svg:y2="5.763cm">
            <text:p/>
          </draw:line>
          <draw:line draw:style-name="gr29" draw:text-style-name="P1" draw:layer="layout" svg:x1="6.705cm" svg:y1="7.033cm" svg:x2="6.705cm" svg:y2="5.763cm">
            <text:p/>
          </draw:line>
          <draw:line draw:style-name="gr29" draw:text-style-name="P1" draw:layer="layout" svg:x1="7.975cm" svg:y1="7.033cm" svg:x2="6.705cm" svg:y2="7.033cm">
            <text:p/>
          </draw:line>
          <draw:line draw:style-name="gr29" draw:text-style-name="P1" draw:layer="layout" svg:x1="7.975cm" svg:y1="8.303cm" svg:x2="7.975cm" svg:y2="7.033cm">
            <text:p/>
          </draw:line>
          <draw:line draw:style-name="gr29" draw:text-style-name="P1" draw:layer="layout" svg:x1="6.705cm" svg:y1="5.763cm" svg:x2="6.705cm" svg:y2="6.715cm">
            <text:p/>
          </draw:line>
          <draw:line draw:style-name="gr29" draw:text-style-name="P1" draw:layer="layout" svg:x1="6.502cm" svg:y1="5.768cm" svg:x2="6.502cm" svg:y2="7.038cm">
            <text:p/>
          </draw:line>
          <draw:line draw:style-name="gr29" draw:text-style-name="P1" draw:layer="layout" svg:x1="5.445cm" svg:y1="6.4cm" svg:x2="6.07cm" svg:y2="6.4cm">
            <text:p/>
          </draw:line>
          <draw:custom-shape draw:style-name="gr30" draw:text-style-name="P1" draw:layer="layout" svg:width="0.381cm" svg:height="0.381cm" svg:x="6.089cm" svg:y="6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svg:x1="7.975cm" svg:y1="8.303cm" svg:x2="7.985cm" svg:y2="9.89cm" draw:start-shape="id64" draw:start-glue-point="4" draw:end-shape="id65" draw:end-glue-point="5" svg:d="m7975 8303v794h10v793" svg:viewBox="0 0 11 1588">
          <text:p/>
        </draw:connector>
        <draw:connector draw:style-name="gr13" draw:text-style-name="P1" draw:layer="layout" draw:line-skew="-0.109cm" svg:x1="5.455cm" svg:y1="11.795cm" svg:x2="5.445cm" svg:y2="6.398cm" draw:start-shape="id65" draw:start-glue-point="3" draw:end-shape="id64" draw:end-glue-point="3" svg:d="m5455 11795h-645v-5397h635" svg:viewBox="0 0 646 5398">
          <text:p/>
        </draw:connector>
        <draw:g xml:id="id66" draw:id="id66">
          <draw:line draw:style-name="gr29" draw:text-style-name="P1" draw:layer="layout" svg:x1="7.667cm" svg:y1="14.653cm" svg:x2="8.301cm" svg:y2="14.653cm">
            <text:p/>
          </draw:line>
          <draw:line draw:style-name="gr29" draw:text-style-name="P1" draw:layer="layout" svg:x1="7.773cm" svg:y1="14.811cm" svg:x2="8.196cm" svg:y2="14.811cm">
            <text:p/>
          </draw:line>
          <draw:line draw:style-name="gr29" draw:text-style-name="P1" draw:layer="layout" svg:x1="7.878cm" svg:y1="14.97cm" svg:x2="8.089cm" svg:y2="14.97cm">
            <text:p/>
          </draw:line>
        </draw:g>
        <draw:connector draw:style-name="gr13" draw:text-style-name="P1" draw:layer="layout" draw:line-skew="4.336cm -0.842cm" svg:x1="7.984cm" svg:y1="14.653cm" svg:x2="7.985cm" svg:y2="13.7cm" draw:start-shape="id66" draw:start-glue-point="0" draw:end-shape="id65" draw:end-glue-point="4" svg:d="m7984 14653v-953h1v0 0" svg:viewBox="0 0 2 954">
          <text:p/>
        </draw:connector>
        <draw:g xml:id="id67" draw:id="id67">
          <draw:line draw:style-name="gr29" draw:text-style-name="P1" draw:layer="layout" svg:x1="7.351cm" svg:y1="3.54cm" svg:x2="8.62cm" svg:y2="3.54cm">
            <text:p/>
          </draw:line>
          <draw:custom-shape draw:style-name="gr10" draw:text-style-name="P2" draw:layer="layout" svg:width="1.27cm" svg:height="0.635cm" svg:x="7.35cm" svg:y="2.905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" draw:layer="layout" draw:line-skew="-4.336cm -1.161cm" svg:x1="7.985cm" svg:y1="3.54cm" svg:x2="7.975cm" svg:y2="4.493cm" draw:start-shape="id67" draw:start-glue-point="2" draw:end-shape="id64" draw:end-glue-point="5" svg:d="m7985 3540v953 0 0h-10" svg:viewBox="0 0 11 954">
          <text:p/>
        </draw:connector>
        <draw:line draw:style-name="gr11" draw:text-style-name="P1" draw:layer="layout" svg:x1="7.985cm" svg:y1="9.255cm" svg:x2="10.207cm" svg:y2="9.255cm">
          <text:p/>
        </draw:line>
        <draw:line draw:style-name="gr11" draw:text-style-name="P1" draw:layer="layout" svg:x1="2.587cm" svg:y1="9.255cm" svg:x2="4.81cm" svg:y2="9.255cm">
          <text:p/>
        </draw:line>
        <draw:custom-shape draw:style-name="gr10" draw:text-style-name="P2" draw:layer="layout" svg:width="1.906cm" svg:height="0.635cm" svg:x="2.268cm" svg:y="8.62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87cm" svg:height="0.635cm" svg:x="8.619cm" svg:y="8.62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g xml:id="id69" draw:id="id69">
          <draw:glue-point draw:id="4" svg:x="5cm" svg:y="5cm"/>
          <draw:glue-point draw:id="5" svg:x="5cm" svg:y="-5cm"/>
          <draw:line draw:style-name="gr29" draw:text-style-name="P1" draw:layer="layout" svg:x1="20.685cm" svg:y1="9.89cm" svg:x2="20.685cm" svg:y2="11.16cm">
            <text:p/>
          </draw:line>
          <draw:line draw:style-name="gr29" draw:text-style-name="P1" draw:layer="layout" svg:x1="19.415cm" svg:y1="11.16cm" svg:x2="20.685cm" svg:y2="11.16cm">
            <text:p/>
          </draw:line>
          <draw:line draw:style-name="gr29" draw:text-style-name="P1" draw:layer="layout" svg:x1="19.415cm" svg:y1="12.43cm" svg:x2="19.415cm" svg:y2="11.16cm">
            <text:p/>
          </draw:line>
          <draw:line draw:style-name="gr29" draw:text-style-name="P1" draw:layer="layout" svg:x1="20.685cm" svg:y1="12.43cm" svg:x2="19.415cm" svg:y2="12.43cm">
            <text:p/>
          </draw:line>
          <draw:line draw:style-name="gr29" draw:text-style-name="P1" draw:layer="layout" svg:x1="20.685cm" svg:y1="13.7cm" svg:x2="20.685cm" svg:y2="12.43cm">
            <text:p/>
          </draw:line>
          <draw:line draw:style-name="gr29" draw:text-style-name="P1" draw:layer="layout" svg:x1="19.415cm" svg:y1="11.16cm" svg:x2="19.415cm" svg:y2="12.112cm">
            <text:p/>
          </draw:line>
          <draw:line draw:style-name="gr29" draw:text-style-name="P1" draw:layer="layout" svg:x1="19.212cm" svg:y1="11.165cm" svg:x2="19.212cm" svg:y2="12.435cm">
            <text:p/>
          </draw:line>
          <draw:line draw:style-name="gr29" draw:text-style-name="P1" draw:layer="layout" svg:x1="18.155cm" svg:y1="11.797cm" svg:x2="19.212cm" svg:y2="11.797cm">
            <text:p/>
          </draw:line>
        </draw:g>
        <draw:g xml:id="id68" draw:id="id68">
          <draw:glue-point draw:id="4" svg:x="5cm" svg:y="5cm"/>
          <draw:glue-point draw:id="5" svg:x="5cm" svg:y="-5cm"/>
          <draw:line draw:style-name="gr29" draw:text-style-name="P1" draw:layer="layout" svg:x1="20.675cm" svg:y1="4.493cm" svg:x2="20.675cm" svg:y2="5.763cm">
            <text:p/>
          </draw:line>
          <draw:line draw:style-name="gr29" draw:text-style-name="P1" draw:layer="layout" svg:x1="19.405cm" svg:y1="5.763cm" svg:x2="20.675cm" svg:y2="5.763cm">
            <text:p/>
          </draw:line>
          <draw:line draw:style-name="gr29" draw:text-style-name="P1" draw:layer="layout" svg:x1="19.405cm" svg:y1="7.033cm" svg:x2="19.405cm" svg:y2="5.763cm">
            <text:p/>
          </draw:line>
          <draw:line draw:style-name="gr29" draw:text-style-name="P1" draw:layer="layout" svg:x1="20.675cm" svg:y1="7.033cm" svg:x2="19.405cm" svg:y2="7.033cm">
            <text:p/>
          </draw:line>
          <draw:line draw:style-name="gr29" draw:text-style-name="P1" draw:layer="layout" svg:x1="20.675cm" svg:y1="8.303cm" svg:x2="20.675cm" svg:y2="7.033cm">
            <text:p/>
          </draw:line>
          <draw:line draw:style-name="gr29" draw:text-style-name="P1" draw:layer="layout" svg:x1="19.405cm" svg:y1="5.763cm" svg:x2="19.405cm" svg:y2="6.715cm">
            <text:p/>
          </draw:line>
          <draw:line draw:style-name="gr29" draw:text-style-name="P1" draw:layer="layout" svg:x1="19.202cm" svg:y1="5.768cm" svg:x2="19.202cm" svg:y2="7.038cm">
            <text:p/>
          </draw:line>
          <draw:line draw:style-name="gr29" draw:text-style-name="P1" draw:layer="layout" svg:x1="18.145cm" svg:y1="6.4cm" svg:x2="18.77cm" svg:y2="6.4cm">
            <text:p/>
          </draw:line>
          <draw:custom-shape draw:style-name="gr30" draw:text-style-name="P1" draw:layer="layout" svg:width="0.381cm" svg:height="0.381cm" svg:x="18.789cm" svg:y="6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svg:x1="20.675cm" svg:y1="8.303cm" svg:x2="20.685cm" svg:y2="9.89cm" draw:start-shape="id68" draw:start-glue-point="4" draw:end-shape="id69" draw:end-glue-point="5" svg:d="m20675 8303v794h10v793" svg:viewBox="0 0 11 1588">
          <text:p/>
        </draw:connector>
        <draw:connector draw:style-name="gr13" draw:text-style-name="P1" draw:layer="layout" draw:line-skew="-0.109cm" svg:x1="18.155cm" svg:y1="11.795cm" svg:x2="18.145cm" svg:y2="6.398cm" draw:start-shape="id69" draw:start-glue-point="3" draw:end-shape="id68" draw:end-glue-point="3" svg:d="m18155 11795h-645v-5397h635" svg:viewBox="0 0 646 5398">
          <text:p/>
        </draw:connector>
        <draw:g xml:id="id70" draw:id="id70">
          <draw:line draw:style-name="gr29" draw:text-style-name="P1" draw:layer="layout" svg:x1="20.367cm" svg:y1="14.653cm" svg:x2="21.001cm" svg:y2="14.653cm">
            <text:p/>
          </draw:line>
          <draw:line draw:style-name="gr29" draw:text-style-name="P1" draw:layer="layout" svg:x1="20.473cm" svg:y1="14.811cm" svg:x2="20.896cm" svg:y2="14.811cm">
            <text:p/>
          </draw:line>
          <draw:line draw:style-name="gr29" draw:text-style-name="P1" draw:layer="layout" svg:x1="20.578cm" svg:y1="14.97cm" svg:x2="20.789cm" svg:y2="14.97cm">
            <text:p/>
          </draw:line>
        </draw:g>
        <draw:connector draw:style-name="gr13" draw:text-style-name="P1" draw:layer="layout" draw:line-skew="4.336cm -0.842cm" svg:x1="20.684cm" svg:y1="14.653cm" svg:x2="20.685cm" svg:y2="13.7cm" draw:start-shape="id70" draw:start-glue-point="0" draw:end-shape="id69" draw:end-glue-point="4" svg:d="m20684 14653v-953h1v0 0" svg:viewBox="0 0 2 954">
          <text:p/>
        </draw:connector>
        <draw:g xml:id="id71" draw:id="id71">
          <draw:line draw:style-name="gr29" draw:text-style-name="P1" draw:layer="layout" svg:x1="20.051cm" svg:y1="3.54cm" svg:x2="21.32cm" svg:y2="3.54cm">
            <text:p/>
          </draw:line>
          <draw:custom-shape draw:style-name="gr10" draw:text-style-name="P2" draw:layer="layout" svg:width="1.27cm" svg:height="0.635cm" svg:x="20.05cm" svg:y="2.905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" draw:layer="layout" draw:line-skew="-4.336cm -1.161cm" svg:x1="20.685cm" svg:y1="3.54cm" svg:x2="20.675cm" svg:y2="4.493cm" draw:start-shape="id71" draw:start-glue-point="2" draw:end-shape="id68" draw:end-glue-point="5" svg:d="m20685 3540v953 0 0h-10" svg:viewBox="0 0 11 954">
          <text:p/>
        </draw:connector>
        <draw:line draw:style-name="gr11" draw:text-style-name="P1" draw:layer="layout" svg:x1="20.685cm" svg:y1="9.255cm" svg:x2="22.907cm" svg:y2="9.255cm">
          <text:p/>
        </draw:line>
        <draw:line draw:style-name="gr11" draw:text-style-name="P1" draw:layer="layout" svg:x1="15.287cm" svg:y1="9.255cm" svg:x2="17.51cm" svg:y2="9.255cm">
          <text:p/>
        </draw:line>
        <draw:custom-shape draw:style-name="gr10" draw:text-style-name="P2" draw:layer="layout" svg:width="1.906cm" svg:height="0.635cm" svg:x="14.968cm" svg:y="8.62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87cm" svg:height="0.635cm" svg:x="21.319cm" svg:y="8.62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906cm" svg:height="0.635cm" svg:x="2.27cm" svg:y="7.985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2.269cm" svg:y="9.255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7.35cm" svg:y="11.795cm">
          <text:p text:style-name="P1"><text:span text:style-name="T8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906cm" svg:height="0.635cm" svg:x="7.35cm" svg:y="11.16cm">
          <text:p text:style-name="P1"><text:span text:style-name="T7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906cm" svg:height="0.635cm" svg:x="7.032cm" svg:y="5.762cm">
          <text:p text:style-name="P1"><text:span text:style-name="T7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7.031cm" svg:y="6.397cm">
          <text:p text:style-name="P1"><text:span text:style-name="T8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906cm" svg:height="0.635cm" svg:x="8.62cm" svg:y="7.985cm">
          <text:p text:style-name="P1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8.619cm" svg:y="9.255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g xml:id="id73" draw:id="id73">
          <draw:glue-point draw:id="4" svg:x="5cm" svg:y="5cm"/>
          <draw:glue-point draw:id="5" svg:x="5cm" svg:y="-5cm"/>
          <draw:line draw:style-name="gr29" draw:text-style-name="P1" draw:layer="layout" svg:x1="7.985cm" svg:y1="9.89cm" svg:x2="7.985cm" svg:y2="11.16cm">
            <text:p/>
          </draw:line>
          <draw:line draw:style-name="gr29" draw:text-style-name="P1" draw:layer="layout" svg:x1="6.715cm" svg:y1="11.16cm" svg:x2="7.985cm" svg:y2="11.16cm">
            <text:p/>
          </draw:line>
          <draw:line draw:style-name="gr29" draw:text-style-name="P1" draw:layer="layout" svg:x1="6.715cm" svg:y1="12.43cm" svg:x2="6.715cm" svg:y2="11.16cm">
            <text:p/>
          </draw:line>
          <draw:line draw:style-name="gr29" draw:text-style-name="P1" draw:layer="layout" svg:x1="7.985cm" svg:y1="12.43cm" svg:x2="6.715cm" svg:y2="12.43cm">
            <text:p/>
          </draw:line>
          <draw:line draw:style-name="gr29" draw:text-style-name="P1" draw:layer="layout" svg:x1="7.985cm" svg:y1="13.7cm" svg:x2="7.985cm" svg:y2="12.43cm">
            <text:p/>
          </draw:line>
          <draw:line draw:style-name="gr29" draw:text-style-name="P1" draw:layer="layout" svg:x1="6.715cm" svg:y1="11.16cm" svg:x2="6.715cm" svg:y2="12.112cm">
            <text:p/>
          </draw:line>
          <draw:line draw:style-name="gr29" draw:text-style-name="P1" draw:layer="layout" svg:x1="6.512cm" svg:y1="11.165cm" svg:x2="6.512cm" svg:y2="12.435cm">
            <text:p/>
          </draw:line>
          <draw:line draw:style-name="gr29" draw:text-style-name="P1" draw:layer="layout" svg:x1="5.455cm" svg:y1="11.797cm" svg:x2="6.512cm" svg:y2="11.797cm">
            <text:p/>
          </draw:line>
        </draw:g>
        <draw:g xml:id="id72" draw:id="id72">
          <draw:glue-point draw:id="4" svg:x="5cm" svg:y="5cm"/>
          <draw:glue-point draw:id="5" svg:x="5cm" svg:y="-5cm"/>
          <draw:line draw:style-name="gr29" draw:text-style-name="P1" draw:layer="layout" svg:x1="7.975cm" svg:y1="4.493cm" svg:x2="7.975cm" svg:y2="5.763cm">
            <text:p/>
          </draw:line>
          <draw:line draw:style-name="gr29" draw:text-style-name="P1" draw:layer="layout" svg:x1="6.705cm" svg:y1="5.763cm" svg:x2="7.975cm" svg:y2="5.763cm">
            <text:p/>
          </draw:line>
          <draw:line draw:style-name="gr29" draw:text-style-name="P1" draw:layer="layout" svg:x1="6.705cm" svg:y1="7.033cm" svg:x2="6.705cm" svg:y2="5.763cm">
            <text:p/>
          </draw:line>
          <draw:line draw:style-name="gr29" draw:text-style-name="P1" draw:layer="layout" svg:x1="7.975cm" svg:y1="7.033cm" svg:x2="6.705cm" svg:y2="7.033cm">
            <text:p/>
          </draw:line>
          <draw:line draw:style-name="gr29" draw:text-style-name="P1" draw:layer="layout" svg:x1="7.975cm" svg:y1="8.303cm" svg:x2="7.975cm" svg:y2="7.033cm">
            <text:p/>
          </draw:line>
          <draw:line draw:style-name="gr29" draw:text-style-name="P1" draw:layer="layout" svg:x1="6.705cm" svg:y1="5.763cm" svg:x2="6.705cm" svg:y2="6.715cm">
            <text:p/>
          </draw:line>
          <draw:line draw:style-name="gr29" draw:text-style-name="P1" draw:layer="layout" svg:x1="6.502cm" svg:y1="5.768cm" svg:x2="6.502cm" svg:y2="7.038cm">
            <text:p/>
          </draw:line>
          <draw:line draw:style-name="gr29" draw:text-style-name="P1" draw:layer="layout" svg:x1="5.445cm" svg:y1="6.4cm" svg:x2="6.07cm" svg:y2="6.4cm">
            <text:p/>
          </draw:line>
          <draw:custom-shape draw:style-name="gr30" draw:text-style-name="P1" draw:layer="layout" svg:width="0.381cm" svg:height="0.381cm" svg:x="6.089cm" svg:y="6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svg:x1="7.975cm" svg:y1="8.303cm" svg:x2="7.985cm" svg:y2="9.89cm" draw:start-shape="id72" draw:start-glue-point="4" draw:end-shape="id73" draw:end-glue-point="5" svg:d="m7975 8303v794h10v793" svg:viewBox="0 0 11 1588">
          <text:p/>
        </draw:connector>
        <draw:connector draw:style-name="gr13" draw:text-style-name="P1" draw:layer="layout" draw:line-skew="-0.109cm" svg:x1="5.455cm" svg:y1="11.795cm" svg:x2="5.445cm" svg:y2="6.398cm" draw:start-shape="id73" draw:start-glue-point="3" draw:end-shape="id72" draw:end-glue-point="3" svg:d="m5455 11795h-645v-5397h635" svg:viewBox="0 0 646 5398">
          <text:p/>
        </draw:connector>
        <draw:g xml:id="id74" draw:id="id74">
          <draw:line draw:style-name="gr29" draw:text-style-name="P1" draw:layer="layout" svg:x1="7.351cm" svg:y1="3.54cm" svg:x2="8.62cm" svg:y2="3.54cm">
            <text:p/>
          </draw:line>
          <draw:custom-shape draw:style-name="gr10" draw:text-style-name="P2" draw:layer="layout" svg:width="1.27cm" svg:height="0.635cm" svg:x="7.35cm" svg:y="2.905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" xml:id="id76" draw:id="id76" draw:layer="layout" draw:line-skew="-4.337cm -1.161cm" svg:x1="7.985cm" svg:y1="3.54cm" svg:x2="7.975cm" svg:y2="4.493cm" draw:start-shape="id74" draw:start-glue-point="2" draw:end-shape="id72" draw:end-glue-point="5" svg:d="m7985 3540v952 0 1h-10" svg:viewBox="0 0 11 954">
          <text:p/>
        </draw:connector>
        <draw:line draw:style-name="gr11" draw:text-style-name="P1" draw:layer="layout" svg:x1="7.985cm" svg:y1="9.255cm" svg:x2="16.24cm" svg:y2="9.255cm">
          <text:p/>
        </draw:line>
        <draw:line draw:style-name="gr11" draw:text-style-name="P1" draw:layer="layout" svg:x1="2.587cm" svg:y1="9.255cm" svg:x2="4.81cm" svg:y2="9.255cm">
          <text:p/>
        </draw:line>
        <draw:custom-shape draw:style-name="gr10" draw:text-style-name="P2" draw:layer="layout" svg:width="1.906cm" svg:height="0.635cm" svg:x="2.268cm" svg:y="8.6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87cm" svg:height="0.635cm" svg:x="14.333cm" svg:y="8.62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906cm" svg:height="0.635cm" svg:x="2.27cm" svg:y="7.985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2.269cm" svg:y="9.255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7.35cm" svg:y="11.795cm">
          <text:p text:style-name="P1"><text:span text:style-name="T8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906cm" svg:height="0.635cm" svg:x="7.35cm" svg:y="11.16cm">
          <text:p text:style-name="P1"><text:span text:style-name="T7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906cm" svg:height="0.635cm" svg:x="7.032cm" svg:y="5.762cm">
          <text:p text:style-name="P1"><text:span text:style-name="T7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7.031cm" svg:y="6.397cm">
          <text:p text:style-name="P1"><text:span text:style-name="T8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14.016cm" svg:y="9.255cm">
          <text:p text:style-name="P1"><text:span text:style-name="T8">0</text:span><text:span text:style-name="T9">0 </text:span><text:span text:style-name="T2">= 1</text:span></text:p>
          <draw:enhanced-geometry svg:viewBox="0 0 21600 21600" draw:type="rectangle" draw:enhanced-path="M 0 0 L 21600 0 21600 21600 0 21600 0 0 Z N"/>
        </draw:custom-shape>
        <draw:g xml:id="id75" draw:id="id75">
          <draw:glue-point draw:id="4" svg:x="5cm" svg:y="5cm"/>
          <draw:glue-point draw:id="5" svg:x="5cm" svg:y="-5cm"/>
          <draw:line draw:style-name="gr29" draw:text-style-name="P1" draw:layer="layout" svg:x1="7.985cm" svg:y1="14.335cm" svg:x2="7.985cm" svg:y2="15.605cm">
            <text:p/>
          </draw:line>
          <draw:line draw:style-name="gr29" draw:text-style-name="P1" draw:layer="layout" svg:x1="6.715cm" svg:y1="15.605cm" svg:x2="7.985cm" svg:y2="15.605cm">
            <text:p/>
          </draw:line>
          <draw:line draw:style-name="gr29" draw:text-style-name="P1" draw:layer="layout" svg:x1="6.715cm" svg:y1="16.875cm" svg:x2="6.715cm" svg:y2="15.605cm">
            <text:p/>
          </draw:line>
          <draw:line draw:style-name="gr29" draw:text-style-name="P1" draw:layer="layout" svg:x1="7.985cm" svg:y1="16.875cm" svg:x2="6.715cm" svg:y2="16.875cm">
            <text:p/>
          </draw:line>
          <draw:line draw:style-name="gr29" draw:text-style-name="P1" draw:layer="layout" svg:x1="7.985cm" svg:y1="18.145cm" svg:x2="7.985cm" svg:y2="16.875cm">
            <text:p/>
          </draw:line>
          <draw:line draw:style-name="gr29" draw:text-style-name="P1" draw:layer="layout" svg:x1="6.715cm" svg:y1="15.605cm" svg:x2="6.715cm" svg:y2="16.557cm">
            <text:p/>
          </draw:line>
          <draw:line draw:style-name="gr29" draw:text-style-name="P1" draw:layer="layout" svg:x1="6.512cm" svg:y1="15.61cm" svg:x2="6.512cm" svg:y2="16.88cm">
            <text:p/>
          </draw:line>
          <draw:line draw:style-name="gr29" draw:text-style-name="P1" draw:layer="layout" svg:x1="5.455cm" svg:y1="16.242cm" svg:x2="6.512cm" svg:y2="16.242cm">
            <text:p/>
          </draw:line>
        </draw:g>
        <draw:custom-shape draw:style-name="gr10" draw:text-style-name="P9" draw:layer="layout" svg:width="1.906cm" svg:height="0.635cm" svg:x="7.349cm" svg:y="16.24cm">
          <text:p text:style-name="P1"><text:span text:style-name="T9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7.349cm" svg:y="15.605cm">
          <text:p text:style-name="P1"><text:span text:style-name="T10">ON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0.526cm" svg:x1="7.985cm" svg:y1="13.7cm" svg:x2="7.985cm" svg:y2="14.335cm" draw:start-shape="id73" draw:start-glue-point="4" draw:end-shape="id75" draw:end-glue-point="5" svg:d="m7985 13700v0 635 0" svg:viewBox="0 0 1 636">
          <text:p/>
        </draw:connector>
        <draw:g xml:id="id78" draw:id="id78">
          <draw:line draw:style-name="gr29" draw:text-style-name="P1" draw:layer="layout" svg:x1="7.667cm" svg:y1="18.78cm" svg:x2="8.301cm" svg:y2="18.78cm">
            <text:p/>
          </draw:line>
          <draw:line draw:style-name="gr29" draw:text-style-name="P1" draw:layer="layout" svg:x1="7.773cm" svg:y1="18.938cm" svg:x2="8.196cm" svg:y2="18.938cm">
            <text:p/>
          </draw:line>
          <draw:line draw:style-name="gr29" draw:text-style-name="P1" draw:layer="layout" svg:x1="7.878cm" svg:y1="19.097cm" svg:x2="8.089cm" svg:y2="19.097cm">
            <text:p/>
          </draw:line>
        </draw:g>
        <draw:g xml:id="id77" draw:id="id77">
          <draw:glue-point draw:id="4" svg:x="5cm" svg:y="5cm"/>
          <draw:glue-point draw:id="5" svg:x="5cm" svg:y="-5cm"/>
          <draw:line draw:style-name="gr29" draw:text-style-name="P1" draw:layer="layout" svg:x1="14.017cm" svg:y1="4.492cm" svg:x2="14.017cm" svg:y2="5.762cm">
            <text:p/>
          </draw:line>
          <draw:line draw:style-name="gr29" draw:text-style-name="P1" draw:layer="layout" svg:x1="12.747cm" svg:y1="5.762cm" svg:x2="14.017cm" svg:y2="5.762cm">
            <text:p/>
          </draw:line>
          <draw:line draw:style-name="gr29" draw:text-style-name="P1" draw:layer="layout" svg:x1="12.747cm" svg:y1="7.032cm" svg:x2="12.747cm" svg:y2="5.762cm">
            <text:p/>
          </draw:line>
          <draw:line draw:style-name="gr29" draw:text-style-name="P1" draw:layer="layout" svg:x1="14.017cm" svg:y1="7.032cm" svg:x2="12.747cm" svg:y2="7.032cm">
            <text:p/>
          </draw:line>
          <draw:line draw:style-name="gr29" draw:text-style-name="P1" draw:layer="layout" svg:x1="14.017cm" svg:y1="8.302cm" svg:x2="14.017cm" svg:y2="7.032cm">
            <text:p/>
          </draw:line>
          <draw:line draw:style-name="gr29" draw:text-style-name="P1" draw:layer="layout" svg:x1="12.747cm" svg:y1="5.762cm" svg:x2="12.747cm" svg:y2="6.714cm">
            <text:p/>
          </draw:line>
          <draw:line draw:style-name="gr29" draw:text-style-name="P1" draw:layer="layout" svg:x1="12.544cm" svg:y1="5.767cm" svg:x2="12.544cm" svg:y2="7.037cm">
            <text:p/>
          </draw:line>
          <draw:line draw:style-name="gr29" draw:text-style-name="P1" draw:layer="layout" svg:x1="11.487cm" svg:y1="6.399cm" svg:x2="12.112cm" svg:y2="6.399cm">
            <text:p/>
          </draw:line>
          <draw:custom-shape draw:style-name="gr30" draw:text-style-name="P1" draw:layer="layout" svg:width="0.381cm" svg:height="0.381cm" svg:x="12.131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draw:line-skew="0cm 0.526cm" svg:x1="7.985cm" svg:y1="4.492cm" svg:x2="14.017cm" svg:y2="4.492cm" draw:start-shape="id76" draw:start-glue-point="0" draw:end-shape="id77" draw:end-glue-point="5" svg:d="m7985 4492h1739v0h4293v0" svg:viewBox="0 0 6033 1">
          <text:p/>
        </draw:connector>
        <draw:connector draw:style-name="gr13" draw:text-style-name="P1" draw:layer="layout" draw:line-skew="-0.527cm" svg:x1="7.975cm" svg:y1="8.303cm" svg:x2="14.017cm" svg:y2="8.302cm" draw:start-shape="id72" draw:start-glue-point="4" draw:end-shape="id77" draw:end-glue-point="4" svg:d="m7975 8303v-1h6042v0" svg:viewBox="0 0 6043 2">
          <text:p/>
        </draw:connector>
        <draw:line draw:style-name="gr11" draw:text-style-name="P1" draw:layer="layout" svg:x1="2.589cm" svg:y1="16.24cm" svg:x2="5.445cm" svg:y2="16.24cm">
          <text:p/>
        </draw:line>
        <draw:custom-shape draw:style-name="gr10" draw:text-style-name="P2" draw:layer="layout" svg:width="1.906cm" svg:height="0.635cm" svg:x="2.27cm" svg:y="15.60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2.272cm" svg:y="14.97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2.271cm" svg:y="16.24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9.256cm" svg:y1="6.397cm" svg:x2="12.112cm" svg:y2="6.397cm">
          <text:p/>
        </draw:line>
        <draw:custom-shape draw:style-name="gr10" draw:text-style-name="P2" draw:layer="layout" svg:width="1.906cm" svg:height="0.635cm" svg:x="8.937cm" svg:y="5.76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8.939cm" svg:y="5.127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8.938cm" svg:y="6.397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13.066cm" svg:y="5.762cm">
          <text:p text:style-name="P1"><text:span text:style-name="T10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3.065cm" svg:y="6.397cm">
          <text:p text:style-name="P1"><text:span text:style-name="T9">ON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4.336cm -0.842cm" svg:x1="7.984cm" svg:y1="18.78cm" svg:x2="7.985cm" svg:y2="18.145cm" draw:start-shape="id78" draw:start-glue-point="0" draw:end-shape="id75" draw:end-glue-point="4" svg:d="m7984 18780v-635h1v0 0" svg:viewBox="0 0 2 636">
          <text:p/>
        </draw:connector>
        <draw:custom-shape draw:style-name="gr10" draw:text-style-name="P8" draw:layer="layout" svg:width="1.906cm" svg:height="0.635cm" svg:x="14.015cm" svg:y="9.89cm">
          <text:p text:style-name="P1"><text:span text:style-name="T8">0</text:span><text:span text:style-name="T10">1</text:span><text:span text:style-name="T9"> </text:span><text:span text:style-name="T2">= 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14.016cm" svg:y="10.525cm">
          <text:p text:style-name="P1"><text:span text:style-name="T7">1</text:span><text:span text:style-name="T9">0 </text:span><text:span text:style-name="T2">= 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14.016cm" svg:y="11.16cm">
          <text:p text:style-name="P1"><text:span text:style-name="T7">1</text:span><text:span text:style-name="T10">1</text:span><text:span text:style-name="T9"> </text:span><text:span text:style-name="T2">= 0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g xml:id="id79" draw:id="id79">
          <draw:glue-point draw:id="4" svg:x="5cm" svg:y="5cm"/>
          <draw:glue-point draw:id="5" svg:x="5cm" svg:y="-5cm"/>
          <draw:line draw:style-name="gr29" draw:text-style-name="P1" draw:layer="layout" svg:x1="7.975cm" svg:y1="4.492cm" svg:x2="7.975cm" svg:y2="5.762cm">
            <text:p/>
          </draw:line>
          <draw:line draw:style-name="gr29" draw:text-style-name="P1" draw:layer="layout" svg:x1="6.705cm" svg:y1="5.762cm" svg:x2="7.975cm" svg:y2="5.762cm">
            <text:p/>
          </draw:line>
          <draw:line draw:style-name="gr29" draw:text-style-name="P1" draw:layer="layout" svg:x1="6.705cm" svg:y1="7.032cm" svg:x2="6.705cm" svg:y2="5.762cm">
            <text:p/>
          </draw:line>
          <draw:line draw:style-name="gr29" draw:text-style-name="P1" draw:layer="layout" svg:x1="7.975cm" svg:y1="7.032cm" svg:x2="6.705cm" svg:y2="7.032cm">
            <text:p/>
          </draw:line>
          <draw:line draw:style-name="gr29" draw:text-style-name="P1" draw:layer="layout" svg:x1="7.975cm" svg:y1="8.302cm" svg:x2="7.975cm" svg:y2="7.032cm">
            <text:p/>
          </draw:line>
          <draw:line draw:style-name="gr29" draw:text-style-name="P1" draw:layer="layout" svg:x1="6.705cm" svg:y1="5.762cm" svg:x2="6.705cm" svg:y2="6.714cm">
            <text:p/>
          </draw:line>
          <draw:line draw:style-name="gr29" draw:text-style-name="P1" draw:layer="layout" svg:x1="6.502cm" svg:y1="5.767cm" svg:x2="6.502cm" svg:y2="7.037cm">
            <text:p/>
          </draw:line>
          <draw:line draw:style-name="gr29" draw:text-style-name="P1" draw:layer="layout" svg:x1="5.445cm" svg:y1="6.399cm" svg:x2="6.07cm" svg:y2="6.399cm">
            <text:p/>
          </draw:line>
          <draw:custom-shape draw:style-name="gr30" draw:text-style-name="P1" draw:layer="layout" svg:width="0.381cm" svg:height="0.381cm" svg:x="6.089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svg:x1="7.975cm" svg:y1="8.302cm" svg:x2="7.985cm" svg:y2="9.889cm" draw:start-shape="id79" draw:start-glue-point="4" svg:d="m7975 8302v1057h10v530" svg:viewBox="0 0 11 1588">
          <text:p/>
        </draw:connector>
        <draw:g xml:id="id83" draw:id="id83">
          <draw:line draw:style-name="gr29" draw:text-style-name="P1" draw:layer="layout" svg:x1="7.351cm" svg:y1="3.539cm" svg:x2="8.62cm" svg:y2="3.539cm">
            <text:p/>
          </draw:line>
          <draw:custom-shape draw:style-name="gr10" draw:text-style-name="P2" draw:layer="layout" svg:width="1.27cm" svg:height="0.635cm" svg:x="7.35cm" svg:y="2.904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  <draw:line draw:style-name="gr11" draw:text-style-name="P1" draw:layer="layout" svg:x1="9.89cm" svg:y1="8.303cm" svg:x2="14.335cm" svg:y2="8.302cm">
          <text:p/>
        </draw:line>
        <draw:custom-shape draw:style-name="gr10" draw:text-style-name="P2" draw:layer="layout" svg:width="1.587cm" svg:height="0.635cm" svg:x="12.43cm" svg:y="7.667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906cm" svg:height="0.635cm" svg:x="7.033cm" svg:y="11.16cm">
          <text:p text:style-name="P1"><text:span text:style-name="T7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7.032cm" svg:y="11.795cm">
          <text:p text:style-name="P1"><text:span text:style-name="T8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12.113cm" svg:y="8.302cm">
          <text:p text:style-name="P1"><text:span text:style-name="T8">0</text:span><text:span text:style-name="T9">0 </text:span><text:span text:style-name="T2">= 1</text:span></text:p>
          <draw:enhanced-geometry svg:viewBox="0 0 21600 21600" draw:type="rectangle" draw:enhanced-path="M 0 0 L 21600 0 21600 21600 0 21600 0 0 Z N"/>
        </draw:custom-shape>
        <draw:g xml:id="id81" draw:id="id81">
          <draw:glue-point draw:id="4" svg:x="5cm" svg:y="5cm"/>
          <draw:glue-point draw:id="5" svg:x="5cm" svg:y="-5cm"/>
          <draw:line draw:style-name="gr29" draw:text-style-name="P1" draw:layer="layout" svg:x1="7.985cm" svg:y1="14.334cm" svg:x2="7.985cm" svg:y2="15.604cm">
            <text:p/>
          </draw:line>
          <draw:line draw:style-name="gr29" draw:text-style-name="P1" draw:layer="layout" svg:x1="6.715cm" svg:y1="15.604cm" svg:x2="7.985cm" svg:y2="15.604cm">
            <text:p/>
          </draw:line>
          <draw:line draw:style-name="gr29" draw:text-style-name="P1" draw:layer="layout" svg:x1="6.715cm" svg:y1="16.874cm" svg:x2="6.715cm" svg:y2="15.604cm">
            <text:p/>
          </draw:line>
          <draw:line draw:style-name="gr29" draw:text-style-name="P1" draw:layer="layout" svg:x1="7.985cm" svg:y1="16.874cm" svg:x2="6.715cm" svg:y2="16.874cm">
            <text:p/>
          </draw:line>
          <draw:line draw:style-name="gr29" draw:text-style-name="P1" draw:layer="layout" svg:x1="7.985cm" svg:y1="18.144cm" svg:x2="7.985cm" svg:y2="16.874cm">
            <text:p/>
          </draw:line>
          <draw:line draw:style-name="gr29" draw:text-style-name="P1" draw:layer="layout" svg:x1="6.715cm" svg:y1="15.604cm" svg:x2="6.715cm" svg:y2="16.556cm">
            <text:p/>
          </draw:line>
          <draw:line draw:style-name="gr29" draw:text-style-name="P1" draw:layer="layout" svg:x1="6.512cm" svg:y1="15.609cm" svg:x2="6.512cm" svg:y2="16.879cm">
            <text:p/>
          </draw:line>
          <draw:line draw:style-name="gr29" draw:text-style-name="P1" draw:layer="layout" svg:x1="5.455cm" svg:y1="16.241cm" svg:x2="6.512cm" svg:y2="16.241cm">
            <text:p/>
          </draw:line>
        </draw:g>
        <draw:custom-shape draw:style-name="gr10" draw:text-style-name="P9" draw:layer="layout" svg:width="1.906cm" svg:height="0.635cm" svg:x="14.017cm" svg:y="16.24cm">
          <text:p text:style-name="P1"><text:span text:style-name="T9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14.017cm" svg:y="15.605cm">
          <text:p text:style-name="P1"><text:span text:style-name="T10">ON</text:span></text:p>
          <draw:enhanced-geometry svg:viewBox="0 0 21600 21600" draw:type="rectangle" draw:enhanced-path="M 0 0 L 21600 0 21600 21600 0 21600 0 0 Z N"/>
        </draw:custom-shape>
        <draw:g xml:id="id80" draw:id="id80">
          <draw:line draw:style-name="gr29" draw:text-style-name="P1" draw:layer="layout" svg:x1="7.667cm" svg:y1="18.779cm" svg:x2="8.301cm" svg:y2="18.779cm">
            <text:p/>
          </draw:line>
          <draw:line draw:style-name="gr29" draw:text-style-name="P1" draw:layer="layout" svg:x1="7.773cm" svg:y1="18.937cm" svg:x2="8.196cm" svg:y2="18.937cm">
            <text:p/>
          </draw:line>
          <draw:line draw:style-name="gr29" draw:text-style-name="P1" draw:layer="layout" svg:x1="7.878cm" svg:y1="19.096cm" svg:x2="8.089cm" svg:y2="19.096cm">
            <text:p/>
          </draw:line>
        </draw:g>
        <draw:connector draw:style-name="gr13" draw:text-style-name="P1" xml:id="id85" draw:id="id85" draw:layer="layout" draw:line-skew="4.337cm -0.842cm" svg:x1="7.984cm" svg:y1="18.779cm" svg:x2="7.985cm" svg:y2="18.144cm" draw:start-shape="id80" draw:start-glue-point="0" draw:end-shape="id81" draw:end-glue-point="4" svg:d="m7984 18779v-634h1v-1 0" svg:viewBox="0 0 2 636">
          <text:p/>
        </draw:connector>
        <draw:custom-shape draw:style-name="gr10" draw:text-style-name="P8" draw:layer="layout" svg:width="1.906cm" svg:height="0.635cm" svg:x="12.112cm" svg:y="8.937cm">
          <text:p text:style-name="P1"><text:span text:style-name="T8">0</text:span><text:span text:style-name="T10">1</text:span><text:span text:style-name="T9"> </text:span><text:span text:style-name="T2">= 0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12.113cm" svg:y="9.572cm">
          <text:p text:style-name="P1"><text:span text:style-name="T7">1</text:span><text:span text:style-name="T9">0 </text:span><text:span text:style-name="T2">= 0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12.113cm" svg:y="10.207cm">
          <text:p text:style-name="P1"><text:span text:style-name="T7">1</text:span><text:span text:style-name="T10">1</text:span><text:span text:style-name="T9"> </text:span><text:span text:style-name="T2">= 0</text:span></text:p>
          <draw:enhanced-geometry svg:viewBox="0 0 21600 21600" draw:type="rectangle" draw:enhanced-path="M 0 0 L 21600 0 21600 21600 0 21600 0 0 Z N"/>
        </draw:custom-shape>
        <draw:g xml:id="id84" draw:id="id84">
          <draw:glue-point draw:id="4" svg:x="5cm" svg:y="5cm"/>
          <draw:glue-point draw:id="5" svg:x="5cm" svg:y="-5cm"/>
          <draw:line draw:style-name="gr29" draw:text-style-name="P1" draw:layer="layout" svg:x1="14.652cm" svg:y1="14.335cm" svg:x2="14.652cm" svg:y2="15.605cm">
            <text:p/>
          </draw:line>
          <draw:line draw:style-name="gr29" draw:text-style-name="P1" draw:layer="layout" svg:x1="13.382cm" svg:y1="15.605cm" svg:x2="14.652cm" svg:y2="15.605cm">
            <text:p/>
          </draw:line>
          <draw:line draw:style-name="gr29" draw:text-style-name="P1" draw:layer="layout" svg:x1="13.382cm" svg:y1="16.875cm" svg:x2="13.382cm" svg:y2="15.605cm">
            <text:p/>
          </draw:line>
          <draw:line draw:style-name="gr29" draw:text-style-name="P1" draw:layer="layout" svg:x1="14.652cm" svg:y1="16.875cm" svg:x2="13.382cm" svg:y2="16.875cm">
            <text:p/>
          </draw:line>
          <draw:line draw:style-name="gr29" draw:text-style-name="P1" draw:layer="layout" svg:x1="14.652cm" svg:y1="18.145cm" svg:x2="14.652cm" svg:y2="16.875cm">
            <text:p/>
          </draw:line>
          <draw:line draw:style-name="gr29" draw:text-style-name="P1" draw:layer="layout" svg:x1="13.382cm" svg:y1="15.605cm" svg:x2="13.382cm" svg:y2="16.557cm">
            <text:p/>
          </draw:line>
          <draw:line draw:style-name="gr29" draw:text-style-name="P1" draw:layer="layout" svg:x1="13.179cm" svg:y1="15.61cm" svg:x2="13.179cm" svg:y2="16.88cm">
            <text:p/>
          </draw:line>
          <draw:line draw:style-name="gr29" draw:text-style-name="P1" draw:layer="layout" svg:x1="12.122cm" svg:y1="16.242cm" svg:x2="13.179cm" svg:y2="16.242cm">
            <text:p/>
          </draw:line>
        </draw:g>
        <draw:custom-shape draw:style-name="gr10" draw:text-style-name="P8" draw:layer="layout" svg:width="1.906cm" svg:height="0.635cm" svg:x="7.031cm" svg:y="16.24cm">
          <text:p text:style-name="P1"><text:span text:style-name="T8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906cm" svg:height="0.635cm" svg:x="7.031cm" svg:y="15.605cm">
          <text:p text:style-name="P1"><text:span text:style-name="T7">ON</text:span></text:p>
          <draw:enhanced-geometry svg:viewBox="0 0 21600 21600" draw:type="rectangle" draw:enhanced-path="M 0 0 L 21600 0 21600 21600 0 21600 0 0 Z N"/>
        </draw:custom-shape>
        <draw:g xml:id="id82" draw:id="id82">
          <draw:glue-point draw:id="4" svg:x="5cm" svg:y="5cm"/>
          <draw:glue-point draw:id="5" svg:x="5cm" svg:y="-5cm"/>
          <draw:line draw:style-name="gr29" draw:text-style-name="P1" draw:layer="layout" svg:x1="7.982cm" svg:y1="9.89cm" svg:x2="7.982cm" svg:y2="11.16cm">
            <text:p/>
          </draw:line>
          <draw:line draw:style-name="gr29" draw:text-style-name="P1" draw:layer="layout" svg:x1="6.712cm" svg:y1="11.16cm" svg:x2="7.982cm" svg:y2="11.16cm">
            <text:p/>
          </draw:line>
          <draw:line draw:style-name="gr29" draw:text-style-name="P1" draw:layer="layout" svg:x1="6.712cm" svg:y1="12.43cm" svg:x2="6.712cm" svg:y2="11.16cm">
            <text:p/>
          </draw:line>
          <draw:line draw:style-name="gr29" draw:text-style-name="P1" draw:layer="layout" svg:x1="7.982cm" svg:y1="12.43cm" svg:x2="6.712cm" svg:y2="12.43cm">
            <text:p/>
          </draw:line>
          <draw:line draw:style-name="gr29" draw:text-style-name="P1" draw:layer="layout" svg:x1="7.982cm" svg:y1="13.7cm" svg:x2="7.982cm" svg:y2="12.43cm">
            <text:p/>
          </draw:line>
          <draw:line draw:style-name="gr29" draw:text-style-name="P1" draw:layer="layout" svg:x1="6.712cm" svg:y1="11.16cm" svg:x2="6.712cm" svg:y2="12.112cm">
            <text:p/>
          </draw:line>
          <draw:line draw:style-name="gr29" draw:text-style-name="P1" draw:layer="layout" svg:x1="6.509cm" svg:y1="11.165cm" svg:x2="6.509cm" svg:y2="12.435cm">
            <text:p/>
          </draw:line>
          <draw:line draw:style-name="gr29" draw:text-style-name="P1" draw:layer="layout" svg:x1="5.452cm" svg:y1="11.797cm" svg:x2="6.077cm" svg:y2="11.797cm">
            <text:p/>
          </draw:line>
          <draw:custom-shape draw:style-name="gr30" draw:text-style-name="P1" draw:layer="layout" svg:width="0.381cm" svg:height="0.381cm" svg:x="6.096cm" svg:y="11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0" draw:layer="layout" svg:width="1.906cm" svg:height="0.635cm" svg:x="7.031cm" svg:y="5.762cm">
          <text:p text:style-name="P1"><text:span text:style-name="T10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7.03cm" svg:y="6.397cm">
          <text:p text:style-name="P1"><text:span text:style-name="T9">ON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.589cm" svg:y1="6.397cm" svg:x2="5.445cm" svg:y2="6.397cm">
          <text:p/>
        </draw:line>
        <draw:custom-shape draw:style-name="gr10" draw:text-style-name="P2" draw:layer="layout" svg:width="1.906cm" svg:height="0.635cm" svg:x="2.27cm" svg:y="5.76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2.272cm" svg:y="5.127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2.271cm" svg:y="6.397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0.116cm" svg:x1="5.445cm" svg:y1="16.239cm" svg:x2="5.452cm" svg:y2="11.795cm" draw:end-shape="id82" draw:end-glue-point="3" svg:d="m5445 16239h-635v-4444h642" svg:viewBox="0 0 643 4445">
          <text:p/>
        </draw:connector>
        <draw:line draw:style-name="gr11" draw:text-style-name="P1" draw:layer="layout" svg:x1="2.577cm" svg:y1="13.699cm" svg:x2="4.8cm" svg:y2="13.699cm">
          <text:p/>
        </draw:line>
        <draw:custom-shape draw:style-name="gr10" draw:text-style-name="P2" draw:layer="layout" svg:width="1.906cm" svg:height="0.635cm" svg:x="2.258cm" svg:y="13.06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906cm" svg:height="0.635cm" svg:x="2.26cm" svg:y="12.429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2.259cm" svg:y="13.69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9.891cm" svg:y1="16.24cm" svg:x2="12.747cm" svg:y2="16.24cm">
          <text:p/>
        </draw:line>
        <draw:custom-shape draw:style-name="gr10" draw:text-style-name="P2" draw:layer="layout" svg:width="1.906cm" svg:height="0.635cm" svg:x="9.572cm" svg:y="15.60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9.574cm" svg:y="14.97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9.573cm" svg:y="16.24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4.336cm -1.161cm" svg:x1="7.985cm" svg:y1="3.539cm" svg:x2="7.975cm" svg:y2="4.492cm" draw:start-shape="id83" draw:start-glue-point="2" draw:end-shape="id79" draw:end-glue-point="5" svg:d="m7985 3539v953 0 0h-10" svg:viewBox="0 0 11 954">
          <text:p/>
        </draw:connector>
        <draw:connector draw:style-name="gr13" draw:text-style-name="P1" draw:layer="layout" draw:line-skew="-0.526cm" svg:x1="7.985cm" svg:y1="14.334cm" svg:x2="7.982cm" svg:y2="13.7cm" draw:start-shape="id81" draw:start-glue-point="5" draw:end-shape="id82" draw:end-glue-point="4" svg:d="m7985 14334v0-634h-3" svg:viewBox="0 0 4 635">
          <text:p/>
        </draw:connector>
        <draw:connector draw:style-name="gr13" draw:text-style-name="P1" draw:layer="layout" svg:x1="14.652cm" svg:y1="14.335cm" svg:x2="7.982cm" svg:y2="13.7cm" draw:start-shape="id84" draw:start-glue-point="5" draw:end-shape="id82" draw:end-glue-point="4" svg:d="m14652 14335v-635h-6670" svg:viewBox="0 0 6671 636">
          <text:p/>
        </draw:connector>
        <draw:connector draw:style-name="gr13" draw:text-style-name="P1" draw:layer="layout" draw:line-skew="0cm -0.526cm" svg:x1="7.985cm" svg:y1="18.145cm" svg:x2="14.652cm" svg:y2="18.145cm" draw:start-shape="id85" draw:start-glue-point="0" draw:end-shape="id84" draw:end-glue-point="4" svg:d="m7985 18145h2056v0h4611v0" svg:viewBox="0 0 6668 1">
          <text:p/>
        </draw:connector>
        <draw:line draw:style-name="gr11" draw:text-style-name="P1" draw:layer="layout" svg:x1="9.89cm" svg:y1="8.302cm" svg:x2="9.89cm" svg:y2="13.7cm">
          <text:p/>
        </draw:line>
      </draw:page>
      <draw:page draw:name="page21" draw:style-name="dp1" draw:master-page-name="Default">
        <draw:custom-shape draw:name="And" draw:style-name="gr31" draw:text-style-name="P11" draw:layer="layout" svg:width="3cm" svg:height="1.58cm" svg:x="9.89cm" svg:y="7.35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896 647 M 0 1990 L 896 1990 M 2886 0 L 896 0 896 2637 2886 2637 U 2886 1318 1318 1318 270 90 M 4204 1318 L 5000 1318 F N"/>
        </draw:custom-shape>
        <draw:custom-shape draw:name="Or" draw:style-name="gr31" draw:text-style-name="P11" draw:layer="layout" svg:width="3cm" svg:height="1.58cm" svg:x="9.891cm" svg:y="9.891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Xor" draw:style-name="gr31" draw:text-style-name="P11" draw:layer="layout" svg:width="3cm" svg:height="1.58cm" svg:x="14.335cm" svg:y="9.897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name="Not" draw:style-name="gr32" draw:text-style-name="P11" draw:layer="layout" svg:width="2.49cm" svg:height="1.58cm" svg:x="14.336cm" svg:y="7.351cm">
          <text:p/>
          <draw:enhanced-geometry svg:viewBox="0 0 5000 3174" draw:text-areas="0 3474 5000 3574" draw:type="NonPrimitive" draw:enhanced-path="M 0 1587 L 1198 1587 F N M 1198 0 L 1198 3174 3946 1587 F Z N U 4186 1587 240 240 0 360 M 4425 1587 L 5000 1587 F N"/>
        </draw:custom-shape>
        <draw:custom-shape draw:name="Nor" draw:style-name="gr33" draw:text-style-name="P11" draw:layer="layout" svg:width="3.12cm" svg:height="1.58cm" svg:x="9.945cm" svg:y="12.12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
        </draw:custom-shape>
        <draw:custom-shape draw:name="Xnor" draw:style-name="gr33" draw:text-style-name="P11" draw:layer="layout" svg:width="3.12cm" svg:height="1.58cm" svg:x="14.335cm" svg:y="12.12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85 622 M 0 1914 L 885 1914 F N M 646 0 C 1053 646 1053 1890 646 2536 F N M 455 0 C 861 646 861 1890 455 2536 F N M 646 0 L 2153 0 F N M 2153 0 C 3349 0 3947 909 4091 1268 F N M 646 2536 L 2153 2536 F N M 2153 2536 C 3349 2536 3947 1627 4091 1268 F N U 4282 1268 191 191 0 360 F N M 4474 1268 L 5000 1268 F N"/>
        </draw:custom-shape>
        <draw:custom-shape draw:style-name="gr10" draw:text-style-name="P2" draw:layer="layout" svg:width="1.27cm" svg:height="0.635cm" svg:x="7.985cm" svg:y="7.667cm">
          <text:p text:style-name="P1"><text:span text:style-name="T1">AN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7.985cm" svg:y="10.366cm">
          <text:p text:style-name="P1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7.985cm" svg:y="12.43cm">
          <text:p text:style-name="P1"><text:span text:style-name="T1">N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17.51cm" svg:y="7.667cm">
          <text:p text:style-name="P1"><text:span text:style-name="T1">NO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17.668cm" svg:y="10.207cm">
          <text:p text:style-name="P1"><text:span text:style-name="T1">X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17.668cm" svg:y="12.43cm">
          <text:p text:style-name="P1"><text:span text:style-name="T1">XNOR</text:span></text:p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custom-shape draw:name="And" draw:style-name="standard" draw:text-style-name="P11" xml:id="id91" draw:id="id91" draw:layer="layout" svg:width="3cm" svg:height="1.905cm" svg:x="10.065cm" svg:y="11.795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896 647 M 0 1990 L 896 1990 M 2886 0 L 896 0 896 2637 2886 2637 U 2886 1318 1318 1318 270 90 M 4204 1318 L 5000 1318 F N"/>
        </draw:custom-shape>
        <draw:custom-shape draw:name="Or" draw:style-name="standard" draw:text-style-name="P11" xml:id="id97" draw:id="id97" draw:layer="layout" svg:width="3cm" svg:height="1.897cm" svg:x="14.97cm" svg:y="10.215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Xor" draw:style-name="standard" draw:text-style-name="P11" xml:id="id86" draw:id="id86" draw:layer="layout" svg:width="3cm" svg:height="1.905cm" svg:x="6.255cm" svg:y="2.27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name="Xor" draw:style-name="standard" draw:text-style-name="P11" xml:id="id90" draw:id="id90" draw:layer="layout" svg:width="3cm" svg:height="1.905cm" svg:x="14.97cm" svg:y="4.492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name="And" draw:style-name="standard" draw:text-style-name="P11" xml:id="id94" draw:id="id94" draw:layer="layout" svg:width="3cm" svg:height="1.898cm" svg:x="10.207cm" svg:y="8.627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896 647 M 0 1990 L 896 1990 M 2886 0 L 896 0 896 2637 2886 2637 U 2886 1318 1318 1318 270 90 M 4204 1318 L 5000 1318 F N"/>
        </draw:custom-shape>
        <draw:custom-shape draw:style-name="gr10" draw:text-style-name="P1" xml:id="id87" draw:id="id87" draw:layer="layout" svg:width="0.952cm" svg:height="1.588cm" svg:x="1.635cm" svg:y="1.952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6.255cm" svg:y1="2.737cm" svg:x2="2.587cm" svg:y2="2.746cm" draw:start-shape="id86" draw:start-glue-point="4" draw:end-shape="id87" draw:end-glue-point="1" svg:d="m6255 2737h-1834v9h-1834" svg:viewBox="0 0 3669 10">
          <text:p/>
        </draw:connector>
        <draw:custom-shape draw:style-name="gr10" draw:text-style-name="P1" xml:id="id88" draw:id="id88" draw:layer="layout" svg:width="0.952cm" svg:height="1.588cm" svg:x="1.635cm" svg:y="2.904cm">
          <text:p text:style-name="P1">b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6.255cm" svg:y1="3.707cm" svg:x2="2.587cm" svg:y2="3.698cm" draw:start-shape="id86" draw:start-glue-point="5" draw:end-shape="id88" draw:end-glue-point="1" svg:d="m6255 3707h-1834v-9h-1834" svg:viewBox="0 0 3669 10">
          <text:p/>
        </draw:connector>
        <draw:custom-shape draw:style-name="gr10" draw:text-style-name="P1" xml:id="id89" draw:id="id89" draw:layer="layout" svg:width="0.952cm" svg:height="1.588cm" svg:x="1.635cm" svg:y="5.127cm">
          <text:p text:style-name="P1">cin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.587cm" svg:y1="5.921cm" svg:x2="14.97cm" svg:y2="5.929cm" draw:start-shape="id89" draw:start-glue-point="1" draw:end-shape="id90" draw:end-glue-point="5" svg:d="m2587 5921h6191v8h6192" svg:viewBox="0 0 12384 9">
          <text:p/>
        </draw:connector>
        <draw:connector draw:style-name="gr13" draw:text-style-name="P1" draw:layer="layout" svg:x1="9.255cm" svg:y1="3.222cm" svg:x2="14.97cm" svg:y2="4.959cm" draw:start-shape="id86" draw:start-glue-point="1" draw:end-shape="id90" draw:end-glue-point="4" svg:d="m9255 3222h2858v1737h2857" svg:viewBox="0 0 5716 1738">
          <text:p/>
        </draw:connector>
        <draw:custom-shape draw:style-name="gr14" draw:text-style-name="P1" xml:id="id93" draw:id="id93" draw:layer="layout" svg:width="0.318cm" svg:height="0.318cm" svg:x="5.444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92" draw:id="id92" draw:layer="layout" svg:width="0.318cm" svg:height="0.318cm" svg:x="4.492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95" draw:id="id95" draw:layer="layout" svg:width="0.318cm" svg:height="0.318cm" svg:x="8.62cm" svg:y="5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svg:x1="10.065cm" svg:y1="13.232cm" svg:x2="4.651cm" svg:y2="3.857cm" draw:start-shape="id91" draw:start-glue-point="5" draw:end-shape="id92" draw:end-glue-point="8" svg:d="m10065 13232h-5414v-9375" svg:viewBox="0 0 5415 9376">
          <text:p/>
        </draw:connector>
        <draw:connector draw:style-name="gr13" draw:text-style-name="P1" draw:layer="layout" svg:x1="10.065cm" svg:y1="12.262cm" svg:x2="5.603cm" svg:y2="2.905cm" draw:start-shape="id91" draw:start-glue-point="4" draw:end-shape="id93" draw:end-glue-point="8" svg:d="m10065 12262h-4462v-9357" svg:viewBox="0 0 4463 9358">
          <text:p/>
        </draw:connector>
        <draw:connector draw:style-name="gr13" draw:text-style-name="P1" draw:layer="layout" svg:x1="10.207cm" svg:y1="10.059cm" svg:x2="8.779cm" svg:y2="6.08cm" draw:start-shape="id94" draw:start-glue-point="5" draw:end-shape="id95" draw:end-glue-point="8" svg:d="m10207 10059h-1428v-3979" svg:viewBox="0 0 1429 3980">
          <text:p/>
        </draw:connector>
        <draw:custom-shape draw:style-name="gr14" draw:text-style-name="P1" xml:id="id96" draw:id="id96" draw:layer="layout" svg:width="0.318cm" svg:height="0.318cm" svg:x="9.455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svg:x1="10.207cm" svg:y1="9.093cm" svg:x2="9.614cm" svg:y2="3.38cm" draw:start-shape="id94" draw:start-glue-point="4" draw:end-shape="id96" draw:end-glue-point="8" svg:d="m10207 9093h-593v-5713" svg:viewBox="0 0 594 5714">
          <text:p/>
        </draw:connector>
        <draw:connector draw:style-name="gr13" draw:text-style-name="P1" draw:layer="layout" svg:x1="13.207cm" svg:y1="9.576cm" svg:x2="14.97cm" svg:y2="10.681cm" draw:start-shape="id94" draw:start-glue-point="1" draw:end-shape="id97" draw:end-glue-point="4" svg:d="m13207 9576h882v1105h881" svg:viewBox="0 0 1764 1106">
          <text:p/>
        </draw:connector>
        <draw:connector draw:style-name="gr13" draw:text-style-name="P1" draw:layer="layout" svg:x1="13.065cm" svg:y1="12.747cm" svg:x2="14.97cm" svg:y2="11.646cm" draw:start-shape="id91" draw:start-glue-point="1" draw:end-shape="id97" draw:end-glue-point="5" svg:d="m13065 12747h953v-1101h952" svg:viewBox="0 0 1906 1102">
          <text:p/>
        </draw:connector>
        <draw:custom-shape draw:style-name="gr10" draw:text-style-name="P1" xml:id="id99" draw:id="id99" draw:layer="layout" svg:width="1.587cm" svg:height="1.905cm" svg:x="21.638cm" svg:y="10.207cm">
          <text:p text:style-name="P1">cout</text:p>
          <draw:enhanced-geometry svg:viewBox="0 0 21600 21600" draw:type="rectangle" draw:enhanced-path="M 0 0 L 21600 0 21600 21600 0 21600 0 0 Z N"/>
        </draw:custom-shape>
        <draw:custom-shape draw:style-name="gr10" draw:text-style-name="P1" xml:id="id98" draw:id="id98" draw:layer="layout" svg:width="0.952cm" svg:height="1.905cm" svg:x="21.955cm" svg:y="4.492cm">
          <text:p text:style-name="P1">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97cm" svg:y1="5.444cm" svg:x2="21.955cm" svg:y2="5.444cm" draw:start-shape="id90" draw:start-glue-point="1" draw:end-shape="id98" draw:end-glue-point="3" svg:d="m17970 5444h3985" svg:viewBox="0 0 3986 1">
          <text:p/>
        </draw:connector>
        <draw:connector draw:style-name="gr13" draw:text-style-name="P1" draw:layer="layout" svg:x1="17.97cm" svg:y1="11.163cm" svg:x2="21.638cm" svg:y2="11.159cm" draw:start-shape="id97" draw:start-glue-point="1" draw:end-shape="id99" draw:end-glue-point="3" svg:d="m17970 11163h1835v-4h1833" svg:viewBox="0 0 3669 5">
          <text:p/>
        </draw:connector>
      </draw:page>
      <draw:page draw:name="page23" draw:style-name="dp1" draw:master-page-name="Default">
        <draw:custom-shape draw:style-name="gr5" draw:text-style-name="P12" xml:id="id100" draw:id="id100" draw:layer="layout" svg:width="3.175cm" svg:height="4.763cm" svg:x="3.857cm" svg:y="4.811cm">
          <draw:glue-point draw:id="4" svg:x="-4.999cm" svg:y="-2.998cm"/>
          <draw:glue-point draw:id="5" svg:x="-4.999cm" svg:y="2.334cm"/>
          <draw:glue-point draw:id="6" svg:x="5cm" svg:y="2.334cm"/>
          <draw:glue-point draw:id="7" svg:x="5.001cm" svg:y="-3.004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6cm" svg:x="4.082cm" svg:y="4.81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587cm" svg:x="4.082cm" svg:y="6.399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4.082cm" svg:y="7.351cm">
          <text:p text:style-name="P1"><text:span text:style-name="T11">c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5.923cm" svg:y="7.35cm">
          <text:p text:style-name="P1"><text:span text:style-name="T11">c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5.833cm" svg:y="4.809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xml:id="id101" draw:id="id101" draw:layer="layout" svg:width="3.177cm" svg:height="4.763cm" svg:x="9.57cm" svg:y="4.811cm">
          <draw:glue-point draw:id="4" svg:x="-4.999cm" svg:y="-2.998cm"/>
          <draw:glue-point draw:id="5" svg:x="-4.999cm" svg:y="2.334cm"/>
          <draw:glue-point draw:id="6" svg:x="5cm" svg:y="2.334cm"/>
          <draw:glue-point draw:id="7" svg:x="5.001cm" svg:y="-3.004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6cm" svg:x="9.796cm" svg:y="4.81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587cm" svg:x="9.796cm" svg:y="6.399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9.796cm" svg:y="7.351cm">
          <text:p text:style-name="P1"><text:span text:style-name="T11">c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11.637cm" svg:y="7.35cm">
          <text:p text:style-name="P1"><text:span text:style-name="T11">c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11.547cm" svg:y="4.809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7.031cm" svg:y1="8.303cm" svg:x2="9.57cm" svg:y2="8.303cm" draw:start-shape="id100" draw:start-glue-point="6" draw:end-shape="id101" draw:end-glue-point="5" svg:d="m7031 8303h2539" svg:viewBox="0 0 2540 1">
          <text:p/>
        </draw:connector>
        <draw:custom-shape draw:style-name="gr5" draw:text-style-name="P12" xml:id="id102" draw:id="id102" draw:layer="layout" svg:width="3.177cm" svg:height="4.763cm" svg:x="15.285cm" svg:y="4.809cm">
          <draw:glue-point draw:id="4" svg:x="-4.999cm" svg:y="-2.998cm"/>
          <draw:glue-point draw:id="5" svg:x="-4.999cm" svg:y="2.334cm"/>
          <draw:glue-point draw:id="6" svg:x="5cm" svg:y="2.334cm"/>
          <draw:glue-point draw:id="7" svg:x="5.001cm" svg:y="-3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6cm" svg:x="15.511cm" svg:y="4.808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587cm" svg:x="15.511cm" svg:y="6.397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15.511cm" svg:y="7.349cm">
          <text:p text:style-name="P1"><text:span text:style-name="T11">c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17.352cm" svg:y="7.348cm">
          <text:p text:style-name="P1"><text:span text:style-name="T11">c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17.263cm" svg:y="4.809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xml:id="id103" draw:id="id103" draw:layer="layout" svg:width="3.175cm" svg:height="4.763cm" svg:x="21.002cm" svg:y="4.811cm">
          <draw:glue-point draw:id="4" svg:x="-4.999cm" svg:y="-2.998cm"/>
          <draw:glue-point draw:id="5" svg:x="-4.999cm" svg:y="2.334cm"/>
          <draw:glue-point draw:id="6" svg:x="5cm" svg:y="2.334cm"/>
          <draw:glue-point draw:id="7" svg:x="5.001cm" svg:y="-3.004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6cm" svg:x="21.228cm" svg:y="4.81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3cm" svg:x="21.228cm" svg:y="6.399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21.228cm" svg:y="7.351cm">
          <text:p text:style-name="P1"><text:span text:style-name="T11">c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23.068cm" svg:y="7.35cm">
          <text:p text:style-name="P1"><text:span text:style-name="T11">c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22.978cm" svg:y="4.809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12.746cm" svg:y1="8.303cm" svg:x2="15.285cm" svg:y2="8.301cm" draw:start-shape="id101" draw:start-glue-point="6" draw:end-shape="id102" draw:end-glue-point="5" svg:d="m12746 8303h1269v-2h1270" svg:viewBox="0 0 2540 3">
          <text:p/>
        </draw:connector>
        <draw:connector draw:style-name="gr13" draw:text-style-name="P12" draw:layer="layout" svg:x1="18.461cm" svg:y1="8.301cm" svg:x2="21.002cm" svg:y2="8.303cm" draw:start-shape="id102" draw:start-glue-point="6" draw:end-shape="id103" draw:end-glue-point="5" svg:d="m18461 8301h1270v2h1271" svg:viewBox="0 0 2542 3">
          <text:p/>
        </draw:connector>
        <draw:custom-shape draw:style-name="gr1" draw:text-style-name="P12" xml:id="id111" draw:id="id111" draw:layer="layout" svg:width="1.905cm" svg:height="0.953cm" svg:x="2.269cm" svg:y="1.634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a0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04" draw:id="id104" draw:layer="layout" svg:width="1.905cm" svg:height="0.953cm" svg:x="7.984cm" svg:y="1.636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a1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8.936cm" svg:y1="2.589cm" svg:x2="9.57cm" svg:y2="5.765cm" draw:start-shape="id104" draw:start-glue-point="2" draw:end-shape="id101" draw:end-glue-point="4" svg:d="m8936 2589v3176h634" svg:viewBox="0 0 635 3177">
          <text:p/>
        </draw:connector>
        <draw:custom-shape draw:style-name="gr1" draw:text-style-name="P12" xml:id="id107" draw:id="id107" draw:layer="layout" svg:width="1.905cm" svg:height="0.953cm" svg:x="0.682cm" svg:y="3.222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b0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05" draw:id="id105" draw:layer="layout" svg:width="1.905cm" svg:height="0.953cm" svg:x="6.397cm" svg:y="3.222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b1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7.349cm" svg:y1="4.175cm" svg:x2="9.57cm" svg:y2="7.192cm" draw:start-shape="id105" draw:start-glue-point="2" draw:end-shape="id101" draw:end-glue-point="3" svg:d="m7349 4175v3017h2221" svg:viewBox="0 0 2222 3018">
          <text:p/>
        </draw:connector>
        <draw:custom-shape draw:style-name="gr1" draw:text-style-name="P12" xml:id="id110" draw:id="id110" draw:layer="layout" svg:width="1.905cm" svg:height="0.953cm" svg:x="13.699cm" svg:y="1.636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a2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06" draw:id="id106" draw:layer="layout" svg:width="1.905cm" svg:height="0.953cm" svg:x="12.112cm" svg:y="3.222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b2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15.285cm" svg:y1="7.19cm" svg:x2="13.064cm" svg:y2="4.175cm" draw:start-shape="id102" draw:end-shape="id106" draw:end-glue-point="2" svg:d="m15285 7190h-2221v-3015" svg:viewBox="0 0 2222 3016">
          <text:p/>
        </draw:connector>
        <draw:connector draw:style-name="gr13" draw:text-style-name="P12" draw:layer="layout" svg:x1="1.634cm" svg:y1="4.175cm" svg:x2="3.857cm" svg:y2="7.192cm" draw:start-shape="id107" draw:start-glue-point="2" draw:end-shape="id100" draw:end-glue-point="3" svg:d="m1634 4175v3017h2223" svg:viewBox="0 0 2224 3018">
          <text:p/>
        </draw:connector>
        <draw:custom-shape draw:style-name="gr1" draw:text-style-name="P12" xml:id="id109" draw:id="id109" draw:layer="layout" svg:width="1.905cm" svg:height="0.953cm" svg:x="19.414cm" svg:y="1.636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a3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08" draw:id="id108" draw:layer="layout" svg:width="1.905cm" svg:height="0.953cm" svg:x="17.827cm" svg:y="3.222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b3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21.002cm" svg:y1="7.192cm" svg:x2="18.779cm" svg:y2="4.175cm" draw:start-shape="id103" draw:end-shape="id108" draw:end-glue-point="2" svg:d="m21002 7192h-2223v-3017" svg:viewBox="0 0 2224 3018">
          <text:p/>
        </draw:connector>
        <draw:connector draw:style-name="gr13" draw:text-style-name="P12" draw:layer="layout" svg:x1="21.002cm" svg:y1="5.765cm" svg:x2="20.366cm" svg:y2="2.589cm" draw:start-shape="id103" draw:start-glue-point="4" draw:end-shape="id109" draw:end-glue-point="2" svg:d="m21002 5765h-636v-3176" svg:viewBox="0 0 637 3177">
          <text:p/>
        </draw:connector>
        <draw:connector draw:style-name="gr13" draw:text-style-name="P12" draw:layer="layout" svg:x1="15.285cm" svg:y1="5.763cm" svg:x2="14.651cm" svg:y2="2.589cm" draw:start-shape="id102" draw:start-glue-point="4" draw:end-shape="id110" svg:d="m15285 5763h-634v-3174" svg:viewBox="0 0 635 3175">
          <text:p/>
        </draw:connector>
        <draw:connector draw:style-name="gr13" draw:text-style-name="P12" draw:layer="layout" svg:x1="3.857cm" svg:y1="5.765cm" svg:x2="3.221cm" svg:y2="2.587cm" draw:start-shape="id100" draw:start-glue-point="4" draw:end-shape="id111" draw:end-glue-point="2" svg:d="m3857 5765h-636v-3178" svg:viewBox="0 0 637 3179">
          <text:p/>
        </draw:connector>
        <draw:custom-shape draw:style-name="gr1" draw:text-style-name="P12" xml:id="id112" draw:id="id112" draw:layer="layout" svg:width="1.905cm" svg:height="0.953cm" svg:x="7.032cm" svg:y="11.794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s0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13" draw:id="id113" draw:layer="layout" svg:width="1.905cm" svg:height="0.953cm" svg:x="12.747cm" svg:y="11.793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s1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14" draw:id="id114" draw:layer="layout" svg:width="1.905cm" svg:height="0.953cm" svg:x="18.462cm" svg:y="11.793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s2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15" draw:id="id115" draw:layer="layout" svg:width="1.905cm" svg:height="0.953cm" svg:x="24.177cm" svg:y="11.793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s3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7.031cm" svg:y1="5.762cm" svg:x2="7.984cm" svg:y2="11.794cm" draw:start-shape="id100" draw:start-glue-point="7" draw:end-shape="id112" svg:d="m7031 5762h953v6032" svg:viewBox="0 0 954 6033">
          <text:p/>
        </draw:connector>
        <draw:connector draw:style-name="gr13" draw:text-style-name="P12" draw:layer="layout" svg:x1="12.746cm" svg:y1="5.762cm" svg:x2="13.699cm" svg:y2="11.793cm" draw:start-shape="id101" draw:start-glue-point="7" draw:end-shape="id113" svg:d="m12746 5762h953v6031" svg:viewBox="0 0 954 6032">
          <text:p/>
        </draw:connector>
        <draw:connector draw:style-name="gr13" draw:text-style-name="P12" draw:layer="layout" svg:x1="18.461cm" svg:y1="5.762cm" svg:x2="19.414cm" svg:y2="11.793cm" draw:start-shape="id102" draw:start-glue-point="7" draw:end-shape="id114" draw:end-glue-point="0" svg:d="m18461 5762h953v6031" svg:viewBox="0 0 954 6032">
          <text:p/>
        </draw:connector>
        <draw:connector draw:style-name="gr13" draw:text-style-name="P12" draw:layer="layout" svg:x1="24.176cm" svg:y1="5.762cm" svg:x2="25.129cm" svg:y2="11.793cm" draw:start-shape="id103" draw:start-glue-point="7" draw:end-shape="id115" svg:d="m24176 5762h953v6031" svg:viewBox="0 0 954 6032">
          <text:p/>
        </draw:connector>
        <draw:custom-shape draw:style-name="gr10" draw:text-style-name="P12" xml:id="id116" draw:id="id116" draw:layer="layout" svg:width="0.635cm" svg:height="1.27cm" svg:x="1.317cm" svg:y="7.666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0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3.857cm" svg:y1="8.303cm" svg:x2="1.952cm" svg:y2="8.301cm" draw:start-shape="id100" draw:start-glue-point="5" draw:end-shape="id116" draw:end-glue-point="1" svg:d="m3857 8303h-954v-2h-951" svg:viewBox="0 0 1906 3">
          <text:p/>
        </draw:connector>
        <draw:custom-shape draw:style-name="gr10" draw:text-style-name="P12" xml:id="id117" draw:id="id117" draw:layer="layout" svg:width="1.905cm" svg:height="1.27cm" svg:x="25.765cm" svg:y="7.667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carry</text:span></text:p>
          <text:p text:style-name="P1"><text:span text:style-name="T11">flag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24.176cm" svg:y1="8.303cm" svg:x2="25.765cm" svg:y2="8.302cm" draw:start-shape="id103" draw:start-glue-point="6" draw:end-shape="id117" draw:end-glue-point="3" svg:d="m24176 8303h795v-1h794" svg:viewBox="0 0 1590 2">
          <text:p/>
        </draw:connector>
      </draw:page>
      <draw:page draw:name="page24" draw:style-name="dp1" draw:master-page-name="Default">
        <draw:custom-shape draw:name="Nor" draw:style-name="gr33" draw:text-style-name="P11" xml:id="id121" draw:id="id121" draw:layer="layout" svg:width="3.12cm" svg:height="1.898cm" svg:x="9.627cm" svg:y="2.905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
        </draw:custom-shape>
        <draw:custom-shape draw:name="Nor" draw:style-name="gr33" draw:text-style-name="P11" xml:id="id119" draw:id="id119" draw:layer="layout" svg:width="3.12cm" svg:height="1.905cm" svg:x="9.627cm" svg:y="7.032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
        </draw:custom-shape>
        <draw:custom-shape draw:style-name="gr10" draw:text-style-name="P12" xml:id="id118" draw:id="id118" draw:layer="layout" svg:width="0.635cm" svg:height="1.588cm" svg:x="6.08cm" svg:y="7.667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6.715cm" svg:y1="8.461cm" svg:x2="9.627cm" svg:y2="8.469cm" draw:start-shape="id118" draw:start-glue-point="1" draw:end-shape="id119" draw:end-glue-point="5" svg:d="m6715 8461h1455v8h1457" svg:viewBox="0 0 2913 9">
          <text:p/>
        </draw:connector>
        <draw:custom-shape draw:style-name="gr10" draw:text-style-name="P12" xml:id="id120" draw:id="id120" draw:layer="layout" svg:width="0.635cm" svg:height="0.953cm" svg:x="6.08cm" svg:y="2.905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6.715cm" svg:y1="3.381cm" svg:x2="9.627cm" svg:y2="3.371cm" draw:start-shape="id120" draw:start-glue-point="1" draw:end-shape="id121" draw:end-glue-point="4" svg:d="m6715 3381h1455v-10h1457" svg:viewBox="0 0 2913 11">
          <text:p/>
        </draw:connector>
        <draw:custom-shape draw:style-name="gr34" draw:text-style-name="P12" draw:layer="layout" svg:width="0.635cm" svg:height="1.27cm" svg:x="18.145cm" svg:y="7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122" draw:id="id122" draw:layer="layout" svg:width="0.635cm" svg:height="1.27cm" svg:x="18.462cm" svg:y="3.22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2.747cm" svg:y1="3.854cm" svg:x2="18.462cm" svg:y2="3.857cm" draw:start-shape="id121" draw:start-glue-point="1" draw:end-shape="id122" draw:end-glue-point="3" svg:d="m12747 3854h2858v3h2857" svg:viewBox="0 0 5716 4">
          <text:p/>
        </draw:connector>
        <draw:custom-shape draw:style-name="gr14" draw:text-style-name="P1" xml:id="id123" draw:id="id123" draw:layer="layout" svg:width="0.318cm" svg:height="0.318cm" svg:x="13.541cm" svg:y="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line-skew="0.451cm 0.162cm" svg:x1="12.747cm" svg:y1="7.984cm" svg:x2="9.627cm" svg:y2="4.337cm" draw:start-shape="id119" draw:start-glue-point="1" draw:end-shape="id121" draw:end-glue-point="5" svg:d="m12747 7984h953v-1904h-4574v-1743h501" svg:viewBox="0 0 4575 3648">
          <text:p/>
        </draw:connector>
        <draw:connector draw:style-name="gr13" draw:text-style-name="P1" draw:layer="layout" draw:line-skew="0cm -0.506cm" svg:x1="13.7cm" svg:y1="4.016cm" svg:x2="9.627cm" svg:y2="7.499cm" draw:start-shape="id123" draw:start-glue-point="8" draw:end-shape="id119" draw:end-glue-point="4" svg:d="m13700 4016v1508h-5080v1975h1007" svg:viewBox="0 0 5081 3484">
          <text:p/>
        </draw:connector>
        <draw:custom-shape draw:style-name="gr14" draw:text-style-name="P1" xml:id="id124" draw:id="id124" draw:layer="layout" svg:width="0.318cm" svg:height="0.318cm" svg:x="13.54cm" svg:y="7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125" draw:id="id125" draw:layer="layout" svg:width="0.635cm" svg:height="1.27cm" svg:x="18.303cm" svg:y="7.35cm">
          <text:p text:style-name="P1"><text:span text:style-name="T11">Q'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3.858cm" svg:y1="7.984cm" svg:x2="18.303cm" svg:y2="7.985cm" draw:start-shape="id124" draw:start-glue-point="10" draw:end-shape="id125" draw:end-glue-point="3" svg:d="m13858 7984h2223v1h2222" svg:viewBox="0 0 4446 2">
          <text:p/>
        </draw:connector>
      </draw:page>
      <draw:page draw:name="page25" draw:style-name="dp1" draw:master-page-name="Default">
        <draw:custom-shape draw:style-name="gr1" draw:text-style-name="P10" xml:id="id130" draw:id="id130" draw:layer="layout" svg:width="4.445cm" svg:height="1.27cm" svg:x="1.635cm" svg:y="6.08cm">
          <text:p text:style-name="P1"><text:span text:style-name="T10">Bulk In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31" draw:id="id131" draw:layer="layout" svg:width="4.445cm" svg:height="1.27cm" svg:x="1.635cm" svg:y="4.81cm">
          <text:p text:style-name="P1"><text:span text:style-name="T1">Bulk Out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1.635cm" svg:y="7.35cm">
          <text:p text:style-name="P1"><text:span text:style-name="T1">Interrupt Out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21.955cm" svg:y="8.62cm">
          <text:p text:style-name="P1"><text:span text:style-name="T1">Interrupt In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0" xml:id="id128" draw:id="id128" draw:layer="layout" svg:width="4.445cm" svg:height="1.27cm" svg:x="21.955cm" svg:y="6.08cm">
          <text:p text:style-name="P1"><text:span text:style-name="T10">Bulk In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7" draw:id="id127" draw:layer="layout" svg:width="4.445cm" svg:height="1.27cm" svg:x="21.955cm" svg:y="4.81cm">
          <text:p text:style-name="P1"><text:span text:style-name="T1">Bulk Out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21.955cm" svg:y="7.35cm">
          <text:p text:style-name="P1"><text:span text:style-name="T1">Interrupt Out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1.635cm" svg:y="8.62cm">
          <text:p text:style-name="P1"><text:span text:style-name="T1">Interrupt In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4.445cm" svg:height="1.27cm" svg:x="1.635cm" svg:y="3.54cm">
          <text:p text:style-name="P1"><text:span text:style-name="T1">Ho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4.445cm" svg:height="1.27cm" svg:x="21.955cm" svg:y="3.54cm">
          <text:p text:style-name="P1"><text:span text:style-name="T1">De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svg:x1="20.05cm" svg:y1="7.985cm" svg:x2="21.955cm" svg:y2="5.445cm" draw:start-shape="id126" draw:start-glue-point="7" draw:end-shape="id127" draw:end-glue-point="5" svg:d="m20050 7985h501l902-2540h502" svg:viewBox="0 0 1906 2541">
          <text:p/>
        </draw:connector>
        <draw:connector draw:style-name="gr35" draw:text-style-name="P1" draw:layer="layout" draw:type="lines" svg:x1="21.955cm" svg:y1="6.715cm" svg:x2="20.05cm" svg:y2="7.985cm" draw:start-shape="id128" draw:start-glue-point="5" draw:end-shape="id126" draw:end-glue-point="7" svg:d="m21955 6715h-502l-902 1270h-501" svg:viewBox="0 0 1906 1271">
          <text:p/>
        </draw:connector>
        <draw:connector draw:style-name="gr35" draw:text-style-name="P1" draw:layer="layout" draw:type="lines" svg:x1="7.985cm" svg:y1="7.985cm" svg:x2="6.08cm" svg:y2="6.715cm" draw:start-shape="id129" draw:start-glue-point="5" draw:end-shape="id130" draw:end-glue-point="7" svg:d="m7985 7985h-502l-902-1270h-501" svg:viewBox="0 0 1906 1271">
          <text:p/>
        </draw:connector>
        <draw:connector draw:style-name="gr2" draw:text-style-name="P1" draw:layer="layout" draw:type="lines" svg:x1="6.08cm" svg:y1="5.445cm" svg:x2="7.985cm" svg:y2="7.985cm" draw:start-shape="id131" draw:start-glue-point="7" draw:end-shape="id129" draw:end-glue-point="5" svg:d="m6080 5445h501l902 2540h502" svg:viewBox="0 0 1906 2541">
          <text:p/>
        </draw:connector>
        <draw:custom-shape draw:style-name="gr1" draw:text-style-name="P2" xml:id="id129" draw:id="id129" draw:layer="layout" svg:width="3.175cm" svg:height="2.54cm" svg:x="7.985cm" svg:y="6.715cm">
          <text:p text:style-name="P1"><text:span text:style-name="T1">USB Host</text:span><text:span text:style-name="T1"><text:line-break/></text:span><text:span text:style-name="T1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6" draw:id="id126" draw:layer="layout" svg:width="3.175cm" svg:height="2.54cm" svg:x="16.875cm" svg:y="6.715cm">
          <text:p text:style-name="P1"><text:span text:style-name="T1">USB Device</text:span><text:span text:style-name="T1"><text:line-break/></text:span><text:span text:style-name="T1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type="lines" svg:x1="11.16cm" svg:y1="7.985cm" svg:x2="16.875cm" svg:y2="7.985cm" draw:start-shape="id129" draw:start-glue-point="7" draw:end-shape="id126" draw:end-glue-point="5" svg:d="m11160 7985h501 4712 502" svg:viewBox="0 0 5716 1">
          <text:p/>
        </draw:connector>
        <draw:custom-shape draw:style-name="gr10" draw:text-style-name="P2" draw:layer="layout" svg:width="5.715cm" svg:height="0.953cm" svg:x="11.16cm" svg:y="7.032cm">
          <text:p text:style-name="P1"><text:span text:style-name="T1">USB Packetized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6" draw:style-name="dp1" draw:master-page-name="Default">
        <draw:custom-shape draw:style-name="gr5" draw:text-style-name="P12" xml:id="id136" draw:id="id136" draw:layer="layout" svg:width="5.08cm" svg:height="8.89cm" svg:x="13.7cm" svg:y="1.635cm">
          <draw:glue-point draw:id="4" svg:x="-5cm" svg:y="-2.857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2" xml:id="id132" draw:id="id132" draw:layer="layout" svg:width="2.54cm" svg:height="2.54cm" svg:x="14.97cm" svg:y="2.905cm">
          <draw:glue-point draw:id="4" svg:x="-2.5cm" svg:y="5.001cm"/>
          <draw:glue-point draw:id="5" svg:x="2.5cm" svg:y="5.001cm"/>
          <text:p text:style-name="P1"><text:span text:style-name="T11">Arithmetic</text:span></text:p>
          <text:p text:style-name="P1"><text:span text:style-name="T11">Logic</text:span></text:p>
          <text:p text:style-name="P1"><text:span text:style-name="T11">Unit</text:span></text:p>
          <text:p text:style-name="P1"><text:span text:style-name="T11">(ALU)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34" draw:id="id134" draw:layer="layout" svg:width="2.54cm" svg:height="6.985cm" svg:x="9.89cm" svg:y="6.08cm">
          <draw:glue-point draw:id="4" svg:x="5cm" svg:y="-1.818cm"/>
          <text:p text:style-name="P1"><text:span text:style-name="T11">RAM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35" draw:id="id135" draw:layer="layout" svg:width="2.54cm" svg:height="3.81cm" svg:x="9.89cm" svg:y="1.635cm">
          <text:p text:style-name="P1"><text:span text:style-name="T11">FLASH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33" draw:id="id133" draw:layer="layout" svg:width="2.54cm" svg:height="3.175cm" svg:x="14.97cm" svg:y="6.715cm">
          <draw:glue-point draw:id="4" svg:x="-2.5cm" svg:y="-4.998cm"/>
          <draw:glue-point draw:id="5" svg:x="2.5cm" svg:y="-4.998cm"/>
          <text:p text:style-name="P1"><text:span text:style-name="T11">CPU</text:span></text:p>
          <text:p text:style-name="P1"><text:span text:style-name="T11">Regist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5.08cm" svg:height="0.635cm" svg:x="13.7cm" svg:y="1.635cm">
          <text:p text:style-name="P1"><text:span text:style-name="T11">CPU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37" draw:id="id137" draw:layer="layout" svg:width="5.08cm" svg:height="1.905cm" svg:x="13.7cm" svg:y="11.16cm">
          <text:p text:style-name="P1"><text:span text:style-name="T11">Peripheral Register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51cm" svg:y1="4.175cm" svg:x2="17.51cm" svg:y2="8.302cm" draw:start-shape="id132" draw:start-glue-point="1" draw:end-shape="id133" draw:end-glue-point="1" svg:d="m17510 4175h501v4127h-501" svg:viewBox="0 0 502 4128">
          <text:p/>
        </draw:connector>
        <draw:connector draw:style-name="gr36" draw:text-style-name="P1" draw:layer="layout" svg:x1="14.97cm" svg:y1="8.302cm" svg:x2="12.43cm" svg:y2="8.303cm" draw:start-shape="id133" draw:start-glue-point="3" draw:end-shape="id134" draw:end-glue-point="4" svg:d="m14970 8302h-1270v1h-1270" svg:viewBox="0 0 2541 2">
          <text:p/>
        </draw:connector>
        <draw:connector draw:style-name="gr2" draw:text-style-name="P1" draw:layer="layout" svg:x1="12.43cm" svg:y1="3.54cm" svg:x2="13.7cm" svg:y2="3.541cm" draw:start-shape="id135" draw:start-glue-point="1" draw:end-shape="id136" draw:end-glue-point="4" svg:d="m12430 3540h635v1h635" svg:viewBox="0 0 1271 2">
          <text:p/>
        </draw:connector>
        <draw:connector draw:style-name="gr36" draw:text-style-name="P1" draw:layer="layout" svg:x1="16.24cm" svg:y1="9.89cm" svg:x2="16.24cm" svg:y2="11.16cm" draw:start-shape="id133" draw:start-glue-point="2" draw:end-shape="id137" draw:end-glue-point="0" svg:d="m16240 9890v1270" svg:viewBox="0 0 1 1271">
          <text:p/>
        </draw:connector>
        <draw:connector draw:style-name="gr2" draw:text-style-name="P1" draw:layer="layout" svg:x1="15.605cm" svg:y1="6.716cm" svg:x2="15.605cm" svg:y2="5.445cm" draw:start-shape="id133" draw:start-glue-point="4" draw:end-shape="id132" draw:end-glue-point="4" svg:d="m15605 6716v-1271" svg:viewBox="0 0 1 1272">
          <text:p/>
        </draw:connector>
        <draw:connector draw:style-name="gr2" draw:text-style-name="P1" draw:layer="layout" svg:x1="16.875cm" svg:y1="6.716cm" svg:x2="16.875cm" svg:y2="5.445cm" draw:start-shape="id133" draw:start-glue-point="5" draw:end-shape="id132" draw:end-glue-point="5" svg:d="m16875 6716v-1271" svg:viewBox="0 0 1 1272">
          <text:p/>
        </draw:connector>
        <draw:custom-shape draw:style-name="gr25" draw:text-style-name="P2" draw:layer="layout" svg:width="0.794cm" svg:height="0.793cm" svg:x="12.271cm" svg:y="3.69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94cm" svg:height="0.793cm" svg:x="13.064cm" svg:y="8.46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94cm" svg:height="0.793cm" svg:x="16.557cm" svg:y="10.20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94cm" svg:height="0.793cm" svg:x="14.652cm" svg:y="5.9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94cm" svg:height="0.793cm" svg:x="18.145cm" svg:y="6.0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2" draw:layer="layout" svg:width="5.08cm" svg:height="1.905cm" svg:x="13.7cm" svg:y="13.065cm">
          <text:p text:style-name="P1"><text:span text:style-name="T11">Peripheral Circuitry</text:span></text:p>
          <text:p text:style-name="P1"><text:span text:style-name="T11">(UART, SPI, GPIO, etc)</text:span></text:p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gil </meta:initial-creator>
    <meta:creation-date>2011-03-10T20:33:11</meta:creation-date>
    <dc:date>2013-12-28T18:52:47.090276000</dc:date>
    <meta:editing-duration>P1DT6H46M43S</meta:editing-duration>
    <meta:editing-cycles>42</meta:editing-cycles>
    <meta:generator>LibreOffice/4.1.4.2$MacOSX_x86 LibreOffice_project/0a0440ccc0227ad9829de5f46be37cfb6edcf72</meta:generator>
    <meta:document-statistic meta:object-count="1733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row>
        <msub>
          <mi>K</mi>
          <mi>p</mi>
        </msub>
        <mi mathvariant="normal">⋅</mi>
        <mi>e</mi>
      </mrow>
      <mrow>
        <mo stretchy="false">(</mo>
        <mi>t</mi>
        <mo stretchy="false">)</mo>
      </mrow>
    </mrow>
    <annotation encoding="StarMath 5.0">K_p cdot e(t)</annotation>
  </semantics>
</math>
</file>

<file path=Object 3/content.xml><?xml version="1.0" encoding="utf-8"?>
<math xmlns="http://www.w3.org/1998/Math/MathML">
  <semantics>
    <mrow>
      <msub>
        <mi>K</mi>
        <mi>i</mi>
      </msub>
      <mrow>
        <msubsup>
          <mi mathvariant="normal">∫</mi>
          <mn>0</mn>
          <mi>t</mi>
        </msubsup>
        <mi>e</mi>
      </mrow>
      <mrow>
        <mo stretchy="false">(</mo>
        <mo stretchy="false">τ</mo>
        <mo stretchy="false">)</mo>
      </mrow>
      <mi>d</mi>
      <mo stretchy="false">τ</mo>
    </mrow>
    <annotation encoding="StarMath 5.0">K_i int_0^t e(%tau) d%tau</annotation>
  </semantics>
</math>
</file>

<file path=Object 4/content.xml><?xml version="1.0" encoding="utf-8"?>
<math xmlns="http://www.w3.org/1998/Math/MathML">
  <semantics>
    <mrow>
      <msub>
        <mi>K</mi>
        <mi>d</mi>
      </msub>
      <mfrac>
        <mrow>
          <mi mathvariant="italic">de</mi>
          <mrow>
            <mo stretchy="false">(</mo>
            <mi>t</mi>
            <mo stretchy="false">)</mo>
          </mrow>
        </mrow>
        <mi mathvariant="italic">dt</mi>
      </mfrac>
    </mrow>
    <annotation encoding="StarMath 5.0">K_d {de(t)} over {dt} </annotation>
  </semantics>
</math>
</file>